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3.1882in"/>
    </style:style>
    <style:style style:name="Table1.B" style:family="table-column">
      <style:table-column-properties style:column-width="3.7389in"/>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1.6875in"/>
    </style:style>
    <style:style style:name="Table2.B" style:family="table-column">
      <style:table-column-properties style:column-width="2.4375in"/>
    </style:style>
    <style:style style:name="Table2.C" style:family="table-column">
      <style:table-column-properties style:column-width="2.8021in"/>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SQL_5f_Types" style:display-name="SQL_Types" style:family="table">
      <style:table-properties style:width="6.925in" table:align="margins"/>
    </style:style>
    <style:style style:name="SQL_5f_Types.A" style:display-name="SQL_Types.A" style:family="table-column">
      <style:table-column-properties style:column-width="2.3083in" style:rel-column-width="3324*"/>
    </style:style>
    <style:style style:name="SQL_5f_Types.B" style:display-name="SQL_Types.B" style:family="table-column">
      <style:table-column-properties style:column-width="0.6472in" style:rel-column-width="932*"/>
    </style:style>
    <style:style style:name="SQL_5f_Types.C" style:display-name="SQL_Types.C" style:family="table-column">
      <style:table-column-properties style:column-width="3.9694in" style:rel-column-width="5716*"/>
    </style:style>
    <style:style style:name="SQL_5f_Types.A1" style:display-name="SQL_Types.A1" style:family="table-cell">
      <style:table-cell-properties fo:padding="0.0201in" fo:border-left="0.05pt solid #000000" fo:border-right="none" fo:border-top="0.05pt solid #000000" fo:border-bottom="0.05pt solid #000000" style:writing-mode="page"/>
    </style:style>
    <style:style style:name="SQL_5f_Types.C1" style:display-name="SQL_Types.C1" style:family="table-cell">
      <style:table-cell-properties fo:padding="0.0201in" fo:border="0.05pt solid #000000" style:writing-mode="page"/>
    </style:style>
    <style:style style:name="SQL_5f_Types.A2" style:display-name="SQL_Types.A2" style:family="table-cell">
      <style:table-cell-properties fo:padding="0.0201in" fo:border-left="0.05pt solid #000000" fo:border-right="none" fo:border-top="none" fo:border-bottom="0.05pt solid #000000" style:writing-mode="page"/>
    </style:style>
    <style:style style:name="SQL_5f_Types.C2" style:display-name="SQL_Types.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style>
    <style:style style:name="Table4.A" style:family="table-column">
      <style:table-column-properties style:column-width="1.1444in" style:rel-column-width="1648*"/>
    </style:style>
    <style:style style:name="Table4.B" style:family="table-column">
      <style:table-column-properties style:column-width="0.9326in" style:rel-column-width="1343*"/>
    </style:style>
    <style:style style:name="Table4.C" style:family="table-column">
      <style:table-column-properties style:column-width="4.8479in" style:rel-column-width="6981*"/>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5in" table:align="margins"/>
    </style:style>
    <style:style style:name="Table5.A" style:family="table-column">
      <style:table-column-properties style:column-width="1.1444in" style:rel-column-width="1648*"/>
    </style:style>
    <style:style style:name="Table5.B" style:family="table-column">
      <style:table-column-properties style:column-width="0.9326in" style:rel-column-width="1343*"/>
    </style:style>
    <style:style style:name="Table5.C" style:family="table-column">
      <style:table-column-properties style:column-width="4.8479in" style:rel-column-width="6981*"/>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rsid="0002a821" officeooo:paragraph-rsid="0002a821"/>
    </style:style>
    <style:style style:name="P2" style:family="paragraph" style:parent-style-name="Text_20_body">
      <style:text-properties officeooo:rsid="0002a821" officeooo:paragraph-rsid="0002a821"/>
    </style:style>
    <style:style style:name="P3" style:family="paragraph" style:parent-style-name="Preformatted_20_Text">
      <style:text-properties officeooo:rsid="0002a821" officeooo:paragraph-rsid="001e455d"/>
    </style:style>
    <style:style style:name="P4" style:family="paragraph" style:parent-style-name="Text_20_body">
      <style:text-properties officeooo:rsid="0002a821" officeooo:paragraph-rsid="001e455d"/>
    </style:style>
    <style:style style:name="P5" style:family="paragraph" style:parent-style-name="Standard">
      <style:text-properties officeooo:rsid="0002a821" officeooo:paragraph-rsid="002a545d"/>
    </style:style>
    <style:style style:name="P6" style:family="paragraph" style:parent-style-name="Text_20_body">
      <style:text-properties officeooo:rsid="0002a821" officeooo:paragraph-rsid="002a545d"/>
    </style:style>
    <style:style style:name="P7" style:family="paragraph" style:parent-style-name="Preformatted_20_Text">
      <style:text-properties officeooo:rsid="0002da86" officeooo:paragraph-rsid="0002da86"/>
    </style:style>
    <style:style style:name="P8" style:family="paragraph" style:parent-style-name="Text_20_body">
      <style:text-properties officeooo:rsid="0002da86" officeooo:paragraph-rsid="0002da86"/>
    </style:style>
    <style:style style:name="P9" style:family="paragraph" style:parent-style-name="Table_20_Contents">
      <style:text-properties officeooo:rsid="0002da86" officeooo:paragraph-rsid="002a545d"/>
    </style:style>
    <style:style style:name="P10" style:family="paragraph" style:parent-style-name="Preformatted_20_Text">
      <style:text-properties officeooo:paragraph-rsid="00092068"/>
    </style:style>
    <style:style style:name="P11" style:family="paragraph" style:parent-style-name="Table_20_Contents">
      <style:paragraph-properties fo:text-align="center" style:justify-single-word="false"/>
      <style:text-properties fo:font-weight="bold" officeooo:rsid="000e4ca9" officeooo:paragraph-rsid="000178a1" style:font-weight-asian="bold" style:font-weight-complex="bold"/>
    </style:style>
    <style:style style:name="P12" style:family="paragraph" style:parent-style-name="Table_20_Contents">
      <style:paragraph-properties fo:text-align="center" style:justify-single-word="false"/>
      <style:text-properties fo:font-weight="bold" officeooo:rsid="0006dc85" officeooo:paragraph-rsid="002a545d" style:font-weight-asian="bold" style:font-weight-complex="bold"/>
    </style:style>
    <style:style style:name="P13" style:family="paragraph" style:parent-style-name="Text_20_body">
      <style:paragraph-properties fo:text-align="center" style:justify-single-word="false"/>
      <style:text-properties fo:font-weight="bold" officeooo:paragraph-rsid="002a545d" style:font-weight-asian="bold" style:font-weight-complex="bold"/>
    </style:style>
    <style:style style:name="P14" style:family="paragraph" style:parent-style-name="Table_20_Contents">
      <style:text-properties officeooo:rsid="000178a1" officeooo:paragraph-rsid="000178a1"/>
    </style:style>
    <style:style style:name="P15" style:family="paragraph" style:parent-style-name="Text_20_body">
      <style:text-properties officeooo:rsid="000178a1" officeooo:paragraph-rsid="000178a1"/>
    </style:style>
    <style:style style:name="P16" style:family="paragraph" style:parent-style-name="Table_20_Contents">
      <style:text-properties officeooo:rsid="000178a1" officeooo:paragraph-rsid="001e455d"/>
    </style:style>
    <style:style style:name="P17" style:family="paragraph" style:parent-style-name="Table_20_Contents">
      <style:paragraph-properties fo:text-align="center" style:justify-single-word="false"/>
      <style:text-properties style:font-name="Liberation Mono" fo:font-size="10pt" officeooo:rsid="000178a1" officeooo:paragraph-rsid="000178a1" style:font-size-asian="10pt" style:font-size-complex="10pt"/>
    </style:style>
    <style:style style:name="P18" style:family="paragraph" style:parent-style-name="Table_20_Contents">
      <style:paragraph-properties fo:text-align="center" style:justify-single-word="false"/>
      <style:text-properties style:font-name="Liberation Mono" fo:font-size="10pt" officeooo:paragraph-rsid="000178a1" style:font-size-asian="10pt" style:font-size-complex="10pt"/>
    </style:style>
    <style:style style:name="P19" style:family="paragraph" style:parent-style-name="Table_20_Contents">
      <style:paragraph-properties fo:text-align="center" style:justify-single-word="false"/>
      <style:text-properties style:font-name="Liberation Mono" fo:font-size="10pt" officeooo:rsid="001e455d" officeooo:paragraph-rsid="001e455d" style:font-size-asian="10pt" style:font-size-complex="10pt"/>
    </style:style>
    <style:style style:name="P20" style:family="paragraph" style:parent-style-name="Text_20_body">
      <style:paragraph-properties fo:text-align="center" style:justify-single-word="false"/>
      <style:text-properties style:font-name="Liberation Mono" fo:font-size="10pt" officeooo:rsid="0002a821" officeooo:paragraph-rsid="002a545d" style:font-size-asian="10pt" style:font-size-complex="10pt"/>
    </style:style>
    <style:style style:name="P21" style:family="paragraph" style:parent-style-name="Text_20_body">
      <style:text-properties officeooo:rsid="00010485" officeooo:paragraph-rsid="00010485"/>
    </style:style>
    <style:style style:name="P22" style:family="paragraph" style:parent-style-name="Table_20_Contents">
      <style:text-properties officeooo:rsid="001e455d" officeooo:paragraph-rsid="001e455d"/>
    </style:style>
    <style:style style:name="P23" style:family="paragraph" style:parent-style-name="Text_20_body">
      <style:text-properties officeooo:rsid="001e455d" officeooo:paragraph-rsid="001e455d"/>
    </style:style>
    <style:style style:name="P24" style:family="paragraph" style:parent-style-name="Text_20_body">
      <style:text-properties officeooo:rsid="001e455d" officeooo:paragraph-rsid="0024b1b3"/>
    </style:style>
    <style:style style:name="P25" style:family="paragraph" style:parent-style-name="Standard">
      <style:text-properties officeooo:paragraph-rsid="000178a1"/>
    </style:style>
    <style:style style:name="P26" style:family="paragraph" style:parent-style-name="Text_20_body">
      <style:text-properties officeooo:rsid="0016bc7c" officeooo:paragraph-rsid="0016bc7c"/>
    </style:style>
    <style:style style:name="P27" style:family="paragraph" style:parent-style-name="Preformatted_20_Text">
      <style:text-properties officeooo:paragraph-rsid="0024b1b3"/>
    </style:style>
    <style:style style:name="P28" style:family="paragraph" style:parent-style-name="Text_20_body">
      <style:text-properties officeooo:paragraph-rsid="0024b1b3"/>
    </style:style>
    <style:style style:name="P29" style:family="paragraph" style:parent-style-name="Preformatted_20_Text">
      <style:text-properties officeooo:rsid="000c3e29" officeooo:paragraph-rsid="0024b1b3"/>
    </style:style>
    <style:style style:name="P30" style:family="paragraph" style:parent-style-name="Standard">
      <style:text-properties officeooo:rsid="000c3e29" officeooo:paragraph-rsid="0024b1b3"/>
    </style:style>
    <style:style style:name="P31" style:family="paragraph" style:parent-style-name="Text_20_body">
      <style:text-properties officeooo:rsid="000c3e29" officeooo:paragraph-rsid="0024b1b3"/>
    </style:style>
    <style:style style:name="P32" style:family="paragraph" style:parent-style-name="Preformatted_20_Text">
      <style:text-properties officeooo:paragraph-rsid="0026c3a4"/>
    </style:style>
    <style:style style:name="P33" style:family="paragraph" style:parent-style-name="Standard">
      <style:text-properties officeooo:paragraph-rsid="0026c3a4"/>
    </style:style>
    <style:style style:name="P34" style:family="paragraph" style:parent-style-name="Preformatted_20_Text">
      <style:text-properties officeooo:rsid="0031f9fe" officeooo:paragraph-rsid="0031f9fe"/>
    </style:style>
    <style:style style:name="P35" style:family="paragraph" style:parent-style-name="Standard">
      <style:text-properties officeooo:rsid="0031f9fe" officeooo:paragraph-rsid="0031f9fe"/>
    </style:style>
    <style:style style:name="P36" style:family="paragraph" style:parent-style-name="Text_20_body">
      <style:text-properties officeooo:rsid="0031f9fe" officeooo:paragraph-rsid="0031f9fe"/>
    </style:style>
    <style:style style:name="P37" style:family="paragraph" style:parent-style-name="Preformatted_20_Text">
      <style:text-properties officeooo:paragraph-rsid="0031f9fe"/>
    </style:style>
    <style:style style:name="P38" style:family="paragraph" style:parent-style-name="Preformatted_20_Text">
      <style:text-properties officeooo:paragraph-rsid="0033843e"/>
    </style:style>
    <style:style style:name="P39" style:family="paragraph" style:parent-style-name="Preformatted_20_Text">
      <style:text-properties fo:font-size="9pt" style:font-size-asian="9pt" style:font-size-complex="9pt"/>
    </style:style>
    <style:style style:name="P40" style:family="paragraph" style:parent-style-name="Preformatted_20_Text">
      <style:text-properties fo:font-size="9pt" officeooo:paragraph-rsid="00358811" style:font-size-asian="9pt" style:font-size-complex="9pt"/>
    </style:style>
    <style:style style:name="P41" style:family="paragraph" style:parent-style-name="Table_20_Contents">
      <style:text-properties officeooo:paragraph-rsid="002a545d"/>
    </style:style>
    <style:style style:name="P42" style:family="paragraph" style:parent-style-name="Text_20_body">
      <style:text-properties officeooo:paragraph-rsid="0002a821"/>
    </style:style>
    <style:style style:name="P43" style:family="paragraph" style:parent-style-name="Text_20_body">
      <style:text-properties officeooo:rsid="0026c3a4" officeooo:paragraph-rsid="0026c3a4"/>
    </style:style>
    <style:style style:name="P44" style:family="paragraph" style:parent-style-name="Text_20_body">
      <style:text-properties officeooo:rsid="002a545d" officeooo:paragraph-rsid="002a545d"/>
    </style:style>
    <style:style style:name="P45" style:family="paragraph" style:parent-style-name="Text_20_body">
      <style:text-properties officeooo:rsid="002da6ea" officeooo:paragraph-rsid="002da6ea"/>
    </style:style>
    <style:style style:name="P46" style:family="paragraph" style:parent-style-name="Text_20_body">
      <style:text-properties officeooo:rsid="002da6ea" officeooo:paragraph-rsid="0031f9fe"/>
    </style:style>
    <style:style style:name="P47" style:family="paragraph" style:parent-style-name="Text_20_body">
      <style:text-properties officeooo:rsid="002da6ea" officeooo:paragraph-rsid="002b90a7"/>
    </style:style>
    <style:style style:name="P48" style:family="paragraph" style:parent-style-name="Footnote">
      <style:text-properties officeooo:rsid="001fee28" officeooo:paragraph-rsid="001fee28"/>
    </style:style>
    <style:style style:name="P49" style:family="paragraph" style:parent-style-name="Heading">
      <style:text-properties officeooo:rsid="004599c4" officeooo:paragraph-rsid="004599c4"/>
    </style:style>
    <style:style style:name="P50" style:family="paragraph" style:parent-style-name="Heading">
      <style:text-properties officeooo:paragraph-rsid="004dc05d"/>
    </style:style>
    <style:style style:name="P51" style:family="paragraph" style:parent-style-name="Heading">
      <style:text-properties officeooo:paragraph-rsid="006203fa"/>
    </style:style>
    <style:style style:name="P52" style:family="paragraph" style:parent-style-name="Heading">
      <style:text-properties officeooo:paragraph-rsid="0065be05"/>
    </style:style>
    <style:style style:name="P53" style:family="paragraph" style:parent-style-name="Heading">
      <style:text-properties officeooo:paragraph-rsid="0065f5f1"/>
    </style:style>
    <style:style style:name="P54" style:family="paragraph" style:parent-style-name="Heading_20_2">
      <style:text-properties officeooo:rsid="0002a821" officeooo:paragraph-rsid="0002a821"/>
    </style:style>
    <style:style style:name="P55" style:family="paragraph" style:parent-style-name="Heading_20_2">
      <style:text-properties officeooo:paragraph-rsid="0024b1b3"/>
    </style:style>
    <style:style style:name="P56" style:family="paragraph" style:parent-style-name="Heading_20_2">
      <style:text-properties officeooo:rsid="001e455d" officeooo:paragraph-rsid="0024b1b3"/>
    </style:style>
    <style:style style:name="P57" style:family="paragraph" style:parent-style-name="Heading_20_2">
      <style:text-properties officeooo:rsid="0049af58" officeooo:paragraph-rsid="0049af58"/>
    </style:style>
    <style:style style:name="P58" style:family="paragraph" style:parent-style-name="Heading_20_2">
      <style:text-properties officeooo:rsid="004ba6c0" officeooo:paragraph-rsid="004ba6c0"/>
    </style:style>
    <style:style style:name="P59" style:family="paragraph" style:parent-style-name="Heading_20_2">
      <style:text-properties officeooo:paragraph-rsid="004dc05d"/>
    </style:style>
    <style:style style:name="P60" style:family="paragraph" style:parent-style-name="Heading_20_2">
      <style:text-properties officeooo:rsid="005122e4" officeooo:paragraph-rsid="005122e4"/>
    </style:style>
    <style:style style:name="P61" style:family="paragraph" style:parent-style-name="Heading_20_2">
      <style:text-properties officeooo:rsid="005bc633" officeooo:paragraph-rsid="005bc633"/>
    </style:style>
    <style:style style:name="P62" style:family="paragraph" style:parent-style-name="Heading_20_2">
      <style:text-properties officeooo:rsid="005c541b" officeooo:paragraph-rsid="005c541b"/>
    </style:style>
    <style:style style:name="P63" style:family="paragraph" style:parent-style-name="Heading_20_2">
      <style:text-properties officeooo:rsid="005e4c37" officeooo:paragraph-rsid="005e4c37"/>
    </style:style>
    <style:style style:name="P64" style:family="paragraph" style:parent-style-name="Heading_20_2">
      <style:text-properties officeooo:paragraph-rsid="002b90a7"/>
    </style:style>
    <style:style style:name="P65" style:family="paragraph" style:parent-style-name="Heading_20_2">
      <style:text-properties officeooo:paragraph-rsid="006203fa"/>
    </style:style>
    <style:style style:name="P66" style:family="paragraph" style:parent-style-name="Heading_20_2">
      <style:text-properties officeooo:paragraph-rsid="0063932c"/>
    </style:style>
    <style:style style:name="P67" style:family="paragraph" style:parent-style-name="Heading_20_2">
      <style:text-properties officeooo:paragraph-rsid="0065be05"/>
    </style:style>
    <style:style style:name="P68" style:family="paragraph" style:parent-style-name="Heading_20_2">
      <style:text-properties officeooo:rsid="0065f5f1" officeooo:paragraph-rsid="0065f5f1"/>
    </style:style>
    <style:style style:name="P69" style:family="paragraph" style:parent-style-name="Heading_20_3">
      <style:text-properties officeooo:rsid="004334da" officeooo:paragraph-rsid="004334da"/>
    </style:style>
    <style:style style:name="P70" style:family="paragraph" style:parent-style-name="Heading_20_3">
      <style:text-properties officeooo:rsid="0045268f" officeooo:paragraph-rsid="0045268f"/>
    </style:style>
    <style:style style:name="P71" style:family="paragraph" style:parent-style-name="Heading_20_3">
      <style:text-properties officeooo:rsid="00596ab1" officeooo:paragraph-rsid="00596ab1"/>
    </style:style>
    <style:style style:name="P72" style:family="paragraph" style:parent-style-name="Heading_20_3">
      <style:text-properties officeooo:rsid="005bc633" officeooo:paragraph-rsid="005bc633"/>
    </style:style>
    <style:style style:name="P73" style:family="paragraph" style:parent-style-name="Heading_20_3">
      <style:text-properties officeooo:rsid="005c541b" officeooo:paragraph-rsid="005c541b"/>
    </style:style>
    <style:style style:name="P74" style:family="paragraph" style:parent-style-name="Heading_20_3">
      <style:text-properties officeooo:rsid="005ec3da" officeooo:paragraph-rsid="005ec3da"/>
    </style:style>
    <style:style style:name="P75" style:family="paragraph" style:parent-style-name="Heading_20_3">
      <style:text-properties officeooo:rsid="00602973" officeooo:paragraph-rsid="00602973"/>
    </style:style>
    <style:style style:name="P76" style:family="paragraph" style:parent-style-name="Preformatted_20_Text">
      <style:text-properties officeooo:paragraph-rsid="00092068"/>
    </style:style>
    <style:style style:name="P77" style:family="paragraph" style:parent-style-name="Preformatted_20_Text">
      <style:text-properties officeooo:rsid="004599c4" officeooo:paragraph-rsid="004599c4"/>
    </style:style>
    <style:style style:name="P78" style:family="paragraph" style:parent-style-name="Preformatted_20_Text">
      <style:text-properties officeooo:paragraph-rsid="0046d9d5"/>
    </style:style>
    <style:style style:name="P79" style:family="paragraph" style:parent-style-name="Preformatted_20_Text">
      <style:text-properties officeooo:rsid="00482bc0" officeooo:paragraph-rsid="00482bc0"/>
    </style:style>
    <style:style style:name="P80" style:family="paragraph" style:parent-style-name="Preformatted_20_Text">
      <style:text-properties officeooo:paragraph-rsid="00482bc0"/>
    </style:style>
    <style:style style:name="P81" style:family="paragraph" style:parent-style-name="Preformatted_20_Text">
      <style:text-properties officeooo:rsid="0049af58" officeooo:paragraph-rsid="0049af58"/>
    </style:style>
    <style:style style:name="P82" style:family="paragraph" style:parent-style-name="Preformatted_20_Text">
      <style:text-properties officeooo:paragraph-rsid="0049af58"/>
    </style:style>
    <style:style style:name="P83" style:family="paragraph" style:parent-style-name="Preformatted_20_Text">
      <style:text-properties officeooo:paragraph-rsid="004dc05d"/>
    </style:style>
    <style:style style:name="P84" style:family="paragraph" style:parent-style-name="Preformatted_20_Text">
      <style:text-properties officeooo:paragraph-rsid="004e7b6a"/>
    </style:style>
    <style:style style:name="P85" style:family="paragraph" style:parent-style-name="Preformatted_20_Text">
      <style:text-properties officeooo:paragraph-rsid="005122e4"/>
    </style:style>
    <style:style style:name="P86" style:family="paragraph" style:parent-style-name="Preformatted_20_Text">
      <style:text-properties officeooo:paragraph-rsid="0052a4be"/>
    </style:style>
    <style:style style:name="P87" style:family="paragraph" style:parent-style-name="Preformatted_20_Text">
      <style:text-properties officeooo:rsid="0031f9fe" officeooo:paragraph-rsid="0065be05"/>
    </style:style>
    <style:style style:name="P88" style:family="paragraph" style:parent-style-name="Preformatted_20_Text">
      <style:text-properties fo:font-size="8pt" style:font-size-asian="8pt" style:font-size-complex="8pt"/>
    </style:style>
    <style:style style:name="P89" style:family="paragraph" style:parent-style-name="Preformatted_20_Text">
      <style:text-properties fo:font-size="8pt" officeooo:paragraph-rsid="00596ab1" style:font-size-asian="8pt" style:font-size-complex="8pt"/>
    </style:style>
    <style:style style:name="P90" style:family="paragraph" style:parent-style-name="Preformatted_20_Text">
      <style:text-properties fo:font-size="8pt" officeooo:paragraph-rsid="005ae17a" style:font-size-asian="8pt" style:font-size-complex="8pt"/>
    </style:style>
    <style:style style:name="P91" style:family="paragraph" style:parent-style-name="Preformatted_20_Text">
      <style:text-properties officeooo:paragraph-rsid="005ae17a"/>
    </style:style>
    <style:style style:name="P92" style:family="paragraph" style:parent-style-name="Preformatted_20_Text">
      <style:text-properties officeooo:rsid="005bc633" officeooo:paragraph-rsid="005bc633"/>
    </style:style>
    <style:style style:name="P93" style:family="paragraph" style:parent-style-name="Preformatted_20_Text">
      <style:text-properties officeooo:paragraph-rsid="005bc633"/>
    </style:style>
    <style:style style:name="P94" style:family="paragraph" style:parent-style-name="Preformatted_20_Text">
      <style:text-properties officeooo:paragraph-rsid="005c541b"/>
    </style:style>
    <style:style style:name="P95" style:family="paragraph" style:parent-style-name="Preformatted_20_Text">
      <style:text-properties officeooo:rsid="005c541b" officeooo:paragraph-rsid="005c541b"/>
    </style:style>
    <style:style style:name="P96" style:family="paragraph" style:parent-style-name="Preformatted_20_Text">
      <style:text-properties officeooo:paragraph-rsid="005e4c37"/>
    </style:style>
    <style:style style:name="P97" style:family="paragraph" style:parent-style-name="Preformatted_20_Text">
      <style:text-properties officeooo:rsid="005ec3da" officeooo:paragraph-rsid="005ec3da"/>
    </style:style>
    <style:style style:name="P98" style:family="paragraph" style:parent-style-name="Preformatted_20_Text">
      <style:text-properties officeooo:paragraph-rsid="005ec3da"/>
    </style:style>
    <style:style style:name="P99" style:family="paragraph" style:parent-style-name="Preformatted_20_Text">
      <style:text-properties officeooo:rsid="00602973" officeooo:paragraph-rsid="00602973"/>
    </style:style>
    <style:style style:name="P100" style:family="paragraph" style:parent-style-name="Preformatted_20_Text">
      <style:text-properties officeooo:paragraph-rsid="006203fa"/>
    </style:style>
    <style:style style:name="P101" style:family="paragraph" style:parent-style-name="Preformatted_20_Text">
      <style:text-properties officeooo:rsid="00632b5b" officeooo:paragraph-rsid="00632b5b"/>
    </style:style>
    <style:style style:name="P102" style:family="paragraph" style:parent-style-name="Preformatted_20_Text">
      <style:text-properties officeooo:rsid="0065be05" officeooo:paragraph-rsid="0065be05"/>
    </style:style>
    <style:style style:name="P103" style:family="paragraph" style:parent-style-name="Preformatted_20_Text">
      <style:text-properties officeooo:rsid="0065be05" officeooo:paragraph-rsid="006759fa"/>
    </style:style>
    <style:style style:name="P104" style:family="paragraph" style:parent-style-name="Preformatted_20_Text">
      <style:text-properties officeooo:paragraph-rsid="0065be05"/>
    </style:style>
    <style:style style:name="P105" style:family="paragraph" style:parent-style-name="Preformatted_20_Text">
      <style:text-properties officeooo:paragraph-rsid="0065f5f1"/>
    </style:style>
    <style:style style:name="P106" style:family="paragraph" style:parent-style-name="Preformatted_20_Text">
      <style:text-properties officeooo:paragraph-rsid="006759fa"/>
    </style:style>
    <style:style style:name="P107" style:family="paragraph" style:parent-style-name="Preformatted_20_Text">
      <style:text-properties officeooo:rsid="006759fa" officeooo:paragraph-rsid="006759fa"/>
    </style:style>
    <style:style style:name="P108" style:family="paragraph" style:parent-style-name="Standard">
      <loext:graphic-properties draw:fill="solid" draw:fill-color="#ffffff"/>
      <style:paragraph-properties fo:background-color="#ffffff" fo:padding="0in" fo:border="none" style:shadow="none"/>
    </style:style>
    <style:style style:name="P109" style:family="paragraph" style:parent-style-name="Standard">
      <style:paragraph-properties fo:text-align="center" style:justify-single-word="false"/>
      <style:text-properties style:font-name="Liberation Mono" fo:font-size="10pt" style:font-size-asian="10pt" style:font-size-complex="10pt"/>
    </style:style>
    <style:style style:name="P110" style:family="paragraph" style:parent-style-name="Standard">
      <loext:graphic-properties draw:fill="solid" draw:fill-color="#ffffff"/>
      <style:paragraph-properties fo:text-align="center" style:justify-single-word="false" fo:background-color="#ffffff" fo:padding="0in" fo:border="none" style:shadow="none"/>
      <style:text-properties style:font-name="Liberation Mono" fo:font-size="10pt" officeooo:paragraph-rsid="003ef5bd" style:font-size-asian="10pt" style:font-size-complex="10pt"/>
    </style:style>
    <style:style style:name="P111" style:family="paragraph" style:parent-style-name="Standard">
      <style:paragraph-properties fo:text-align="center" style:justify-single-word="false"/>
      <style:text-properties style:font-name="Liberation Mono" fo:font-size="10pt" officeooo:paragraph-rsid="003ef5bd" style:font-size-asian="10pt" style:font-size-complex="10pt"/>
    </style:style>
    <style:style style:name="P112" style:family="paragraph" style:parent-style-name="Standard">
      <loext:graphic-properties draw:fill="solid" draw:fill-color="#ffffff"/>
      <style:paragraph-properties fo:text-align="center" style:justify-single-word="false" fo:background-color="#ffffff" fo:padding="0in" fo:border="none" style:shadow="none"/>
      <style:text-properties style:font-name="Liberation Mono" fo:font-size="10pt" officeooo:paragraph-rsid="003ff580" style:font-size-asian="10pt" style:font-size-complex="10pt"/>
    </style:style>
    <style:style style:name="P113" style:family="paragraph" style:parent-style-name="Standard">
      <style:text-properties style:font-name="Liberation Mono" fo:font-size="8pt" officeooo:rsid="0033843e" officeooo:paragraph-rsid="0033843e" style:font-size-asian="8pt" style:font-size-complex="8pt"/>
    </style:style>
    <style:style style:name="P114" style:family="paragraph" style:parent-style-name="Standard">
      <style:text-properties officeooo:rsid="0049af58" officeooo:paragraph-rsid="0049af58"/>
    </style:style>
    <style:style style:name="P115" style:family="paragraph" style:parent-style-name="Standard">
      <style:text-properties officeooo:paragraph-rsid="004d1c49"/>
    </style:style>
    <style:style style:name="P116" style:family="paragraph" style:parent-style-name="Standard">
      <style:text-properties officeooo:rsid="0033843e" officeooo:paragraph-rsid="0033843e"/>
    </style:style>
    <style:style style:name="P117" style:family="paragraph" style:parent-style-name="Standard">
      <style:text-properties officeooo:rsid="004dc05d" officeooo:paragraph-rsid="004dc05d"/>
    </style:style>
    <style:style style:name="P118" style:family="paragraph" style:parent-style-name="Standard">
      <style:text-properties officeooo:rsid="004e7b6a" officeooo:paragraph-rsid="004e7b6a"/>
    </style:style>
    <style:style style:name="P119" style:family="paragraph" style:parent-style-name="Standard">
      <style:text-properties officeooo:rsid="0057ca86" officeooo:paragraph-rsid="0065be05"/>
    </style:style>
    <style:style style:name="P120" style:family="paragraph" style:parent-style-name="Standard">
      <style:text-properties officeooo:paragraph-rsid="0065be05"/>
    </style:style>
    <style:style style:name="P121" style:family="paragraph" style:parent-style-name="Table_20_Contents">
      <style:paragraph-properties fo:text-align="center" style:justify-single-word="false"/>
      <style:text-properties fo:font-weight="bold" officeooo:rsid="004599c4" officeooo:paragraph-rsid="004599c4" style:font-weight-asian="bold" style:font-weight-complex="bold"/>
    </style:style>
    <style:style style:name="P122" style:family="paragraph" style:parent-style-name="Table_20_Contents">
      <style:paragraph-properties fo:text-align="center" style:justify-single-word="false"/>
      <style:text-properties fo:font-weight="bold" officeooo:rsid="004599c4" officeooo:paragraph-rsid="004d1c49" style:font-weight-asian="bold" style:font-weight-complex="bold"/>
    </style:style>
    <style:style style:name="P123" style:family="paragraph" style:parent-style-name="Table_20_Contents">
      <style:paragraph-properties fo:text-align="center" style:justify-single-word="false"/>
      <style:text-properties fo:font-weight="bold" officeooo:rsid="0046d9d5" officeooo:paragraph-rsid="0046d9d5" style:font-weight-asian="bold" style:font-weight-complex="bold"/>
    </style:style>
    <style:style style:name="P124" style:family="paragraph" style:parent-style-name="Table_20_Contents">
      <style:paragraph-properties fo:text-align="center" style:justify-single-word="false"/>
      <style:text-properties fo:font-weight="bold" officeooo:rsid="0046d9d5" officeooo:paragraph-rsid="004d1c49" style:font-weight-asian="bold" style:font-weight-complex="bold"/>
    </style:style>
    <style:style style:name="P125" style:family="paragraph" style:parent-style-name="Table_20_Contents">
      <style:paragraph-properties fo:text-align="center" style:justify-single-word="false"/>
      <style:text-properties style:font-name="Liberation Mono" fo:font-weight="bold" officeooo:rsid="003ef5bd" officeooo:paragraph-rsid="003ef5bd" style:font-weight-asian="bold" style:font-weight-complex="bold"/>
    </style:style>
    <style:style style:name="P126" style:family="paragraph" style:parent-style-name="Table_20_Contents">
      <style:paragraph-properties fo:text-align="center" style:justify-single-word="false"/>
      <style:text-properties style:font-name="Liberation Mono" fo:font-size="10pt" officeooo:rsid="003ff580" officeooo:paragraph-rsid="003ff580" style:font-size-asian="10pt" style:font-size-complex="10pt"/>
    </style:style>
    <style:style style:name="P127" style:family="paragraph" style:parent-style-name="Table_20_Contents">
      <style:paragraph-properties fo:text-align="center" style:justify-single-word="false"/>
      <style:text-properties style:font-name="Liberation Mono" fo:font-size="10pt" officeooo:rsid="0040dcb0" officeooo:paragraph-rsid="0040dcb0" style:font-size-asian="10pt" style:font-size-complex="10pt"/>
    </style:style>
    <style:style style:name="P128" style:family="paragraph" style:parent-style-name="Table_20_Contents">
      <style:paragraph-properties fo:text-align="center" style:justify-single-word="false"/>
      <style:text-properties style:font-name="Liberation Mono" fo:font-size="10pt" officeooo:rsid="0045268f" officeooo:paragraph-rsid="0045268f" style:font-size-asian="10pt" style:font-size-complex="10pt"/>
    </style:style>
    <style:style style:name="P129" style:family="paragraph" style:parent-style-name="Table_20_Contents">
      <style:paragraph-properties fo:text-align="center" style:justify-single-word="false"/>
      <style:text-properties style:font-name="Liberation Mono" fo:font-size="10pt" fo:font-weight="bold" officeooo:rsid="004334da" officeooo:paragraph-rsid="004334da"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style:font-name="Liberation Mono" fo:font-size="10pt" fo:font-weight="bold" officeooo:rsid="0046d9d5" officeooo:paragraph-rsid="0046d9d5"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style:font-name="Liberation Mono" fo:font-size="10pt" fo:font-weight="bold" officeooo:rsid="004599c4" officeooo:paragraph-rsid="004599c4"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style:font-name="Liberation Mono" fo:font-size="10pt" fo:font-weight="bold" officeooo:rsid="004d1c49" officeooo:paragraph-rsid="004d1c49" style:font-size-asian="10pt" style:font-weight-asian="bold" style:font-size-complex="10pt" style:font-weight-complex="bold"/>
    </style:style>
    <style:style style:name="P133" style:family="paragraph" style:parent-style-name="Table_20_Contents">
      <style:text-properties officeooo:rsid="0045268f" officeooo:paragraph-rsid="0045268f"/>
    </style:style>
    <style:style style:name="P134" style:family="paragraph" style:parent-style-name="Table_20_Contents">
      <style:text-properties officeooo:rsid="0046d9d5" officeooo:paragraph-rsid="0046d9d5"/>
    </style:style>
    <style:style style:name="P135" style:family="paragraph" style:parent-style-name="Table_20_Contents">
      <style:text-properties officeooo:rsid="004d1c49" officeooo:paragraph-rsid="004d1c49"/>
    </style:style>
    <style:style style:name="P136" style:family="paragraph" style:parent-style-name="Text_20_body" style:list-style-name="L1">
      <style:text-properties officeooo:rsid="001e455d" officeooo:paragraph-rsid="001e455d"/>
    </style:style>
    <style:style style:name="P137" style:family="paragraph" style:parent-style-name="Text_20_body">
      <style:text-properties officeooo:rsid="001e455d" officeooo:paragraph-rsid="0024b1b3"/>
    </style:style>
    <style:style style:name="P138" style:family="paragraph" style:parent-style-name="Text_20_body" style:list-style-name="L2">
      <style:text-properties officeooo:rsid="001fee28" officeooo:paragraph-rsid="004dc05d"/>
    </style:style>
    <style:style style:name="P139" style:family="paragraph" style:parent-style-name="Text_20_body">
      <style:text-properties officeooo:rsid="001fee28" officeooo:paragraph-rsid="004dc05d"/>
    </style:style>
    <style:style style:name="P140" style:family="paragraph" style:parent-style-name="Text_20_body" style:list-style-name="L3">
      <style:text-properties officeooo:paragraph-rsid="002da6ea"/>
    </style:style>
    <style:style style:name="P141" style:family="paragraph" style:parent-style-name="Text_20_body" style:list-style-name="L3">
      <style:text-properties officeooo:rsid="002da6ea" officeooo:paragraph-rsid="002da6ea"/>
    </style:style>
    <style:style style:name="P142" style:family="paragraph" style:parent-style-name="Text_20_body">
      <style:text-properties officeooo:rsid="002da6ea" officeooo:paragraph-rsid="002da6ea"/>
    </style:style>
    <style:style style:name="P143" style:family="paragraph" style:parent-style-name="Text_20_body">
      <style:text-properties officeooo:rsid="002da6ea" officeooo:paragraph-rsid="0065be05"/>
    </style:style>
    <style:style style:name="P144" style:family="paragraph" style:parent-style-name="Text_20_body">
      <style:text-properties officeooo:rsid="002da6ea" officeooo:paragraph-rsid="0031f9fe"/>
    </style:style>
    <style:style style:name="P145" style:family="paragraph" style:parent-style-name="Text_20_body">
      <style:text-properties officeooo:rsid="0040dcb0" officeooo:paragraph-rsid="0040dcb0"/>
    </style:style>
    <style:style style:name="P146" style:family="paragraph" style:parent-style-name="Text_20_body" style:list-style-name="L4">
      <style:text-properties officeooo:rsid="0040dcb0" officeooo:paragraph-rsid="0040dcb0"/>
    </style:style>
    <style:style style:name="P147" style:family="paragraph" style:parent-style-name="Text_20_body" style:list-style-name="L4">
      <style:text-properties officeooo:rsid="0040e839" officeooo:paragraph-rsid="0040e839"/>
    </style:style>
    <style:style style:name="P148" style:family="paragraph" style:parent-style-name="Text_20_body">
      <style:text-properties officeooo:rsid="0041f856" officeooo:paragraph-rsid="0041f856"/>
    </style:style>
    <style:style style:name="P149" style:family="paragraph" style:parent-style-name="Text_20_body">
      <style:text-properties officeooo:rsid="004334da" officeooo:paragraph-rsid="004334da"/>
    </style:style>
    <style:style style:name="P150" style:family="paragraph" style:parent-style-name="Text_20_body" style:list-style-name="L5">
      <style:text-properties officeooo:rsid="00454ec4" officeooo:paragraph-rsid="00454ec4"/>
    </style:style>
    <style:style style:name="P151" style:family="paragraph" style:parent-style-name="Text_20_body">
      <style:text-properties officeooo:rsid="00358811" officeooo:paragraph-rsid="00358811"/>
    </style:style>
    <style:style style:name="P152" style:family="paragraph" style:parent-style-name="Text_20_body">
      <style:text-properties officeooo:rsid="004599c4" officeooo:paragraph-rsid="004599c4"/>
    </style:style>
    <style:style style:name="P153" style:family="paragraph" style:parent-style-name="Text_20_body">
      <style:text-properties officeooo:rsid="0049af58" officeooo:paragraph-rsid="0049af58"/>
    </style:style>
    <style:style style:name="P154" style:family="paragraph" style:parent-style-name="Text_20_body">
      <style:text-properties officeooo:rsid="004ba6c0" officeooo:paragraph-rsid="004ba6c0"/>
    </style:style>
    <style:style style:name="P155" style:family="paragraph" style:parent-style-name="Text_20_body">
      <style:text-properties officeooo:rsid="004c1ca5" officeooo:paragraph-rsid="004c1ca5"/>
    </style:style>
    <style:style style:name="P156" style:family="paragraph" style:parent-style-name="Text_20_body">
      <style:text-properties officeooo:rsid="001f8045" officeooo:paragraph-rsid="004dc05d"/>
    </style:style>
    <style:style style:name="P157" style:family="paragraph" style:parent-style-name="Text_20_body">
      <style:text-properties officeooo:rsid="002178e0" officeooo:paragraph-rsid="004dc05d"/>
    </style:style>
    <style:style style:name="P158" style:family="paragraph" style:parent-style-name="Text_20_body">
      <style:text-properties officeooo:paragraph-rsid="004dc05d"/>
    </style:style>
    <style:style style:name="P159" style:family="paragraph" style:parent-style-name="Text_20_body">
      <style:text-properties officeooo:rsid="004e7b6a" officeooo:paragraph-rsid="004e7b6a"/>
    </style:style>
    <style:style style:name="P160" style:family="paragraph" style:parent-style-name="Text_20_body">
      <style:text-properties officeooo:rsid="005122e4" officeooo:paragraph-rsid="005122e4"/>
    </style:style>
    <style:style style:name="P161" style:family="paragraph" style:parent-style-name="Text_20_body">
      <style:text-properties officeooo:paragraph-rsid="005122e4"/>
    </style:style>
    <style:style style:name="P162" style:family="paragraph" style:parent-style-name="Text_20_body">
      <style:text-properties officeooo:paragraph-rsid="0052a4be"/>
    </style:style>
    <style:style style:name="P163" style:family="paragraph" style:parent-style-name="Text_20_body" style:list-style-name="L6">
      <style:text-properties officeooo:paragraph-rsid="0052a4be"/>
    </style:style>
    <style:style style:name="P164" style:family="paragraph" style:parent-style-name="Text_20_body" style:list-style-name="L6"/>
    <style:style style:name="P165" style:family="paragraph" style:parent-style-name="Text_20_body">
      <style:text-properties officeooo:rsid="00596ab1" officeooo:paragraph-rsid="00596ab1"/>
    </style:style>
    <style:style style:name="P166" style:family="paragraph" style:parent-style-name="Text_20_body">
      <style:text-properties officeooo:rsid="00596ab1" officeooo:paragraph-rsid="005ae17a"/>
    </style:style>
    <style:style style:name="P167" style:family="paragraph" style:parent-style-name="Text_20_body">
      <style:text-properties officeooo:rsid="005ae17a" officeooo:paragraph-rsid="005ae17a"/>
    </style:style>
    <style:style style:name="P168" style:family="paragraph" style:parent-style-name="Text_20_body">
      <style:text-properties officeooo:rsid="005ae8c9" officeooo:paragraph-rsid="005ae8c9"/>
    </style:style>
    <style:style style:name="P169" style:family="paragraph" style:parent-style-name="Text_20_body">
      <style:text-properties officeooo:rsid="005bc633" officeooo:paragraph-rsid="005bc633"/>
    </style:style>
    <style:style style:name="P170" style:family="paragraph" style:parent-style-name="Text_20_body">
      <style:text-properties officeooo:rsid="005c541b" officeooo:paragraph-rsid="005c541b"/>
    </style:style>
    <style:style style:name="P171" style:family="paragraph" style:parent-style-name="Text_20_body">
      <style:text-properties officeooo:rsid="005cb9d5" officeooo:paragraph-rsid="005cb9d5"/>
    </style:style>
    <style:style style:name="P172" style:family="paragraph" style:parent-style-name="Text_20_body">
      <style:text-properties officeooo:paragraph-rsid="005e4c37"/>
    </style:style>
    <style:style style:name="P173" style:family="paragraph" style:parent-style-name="Text_20_body">
      <style:text-properties officeooo:rsid="005ec3da" officeooo:paragraph-rsid="005ec3da"/>
    </style:style>
    <style:style style:name="P174" style:family="paragraph" style:parent-style-name="Text_20_body">
      <style:text-properties officeooo:rsid="00602973" officeooo:paragraph-rsid="00602973"/>
    </style:style>
    <style:style style:name="P175" style:family="paragraph" style:parent-style-name="Text_20_body">
      <style:text-properties officeooo:paragraph-rsid="00602973"/>
    </style:style>
    <style:style style:name="P176" style:family="paragraph" style:parent-style-name="Text_20_body">
      <style:text-properties officeooo:rsid="0014fd60" officeooo:paragraph-rsid="006203fa"/>
    </style:style>
    <style:style style:name="P177" style:family="paragraph" style:parent-style-name="Text_20_body">
      <style:text-properties officeooo:rsid="00614a51" officeooo:paragraph-rsid="006203fa"/>
    </style:style>
    <style:style style:name="P178" style:family="paragraph" style:parent-style-name="Text_20_body">
      <style:text-properties officeooo:rsid="0063932c" officeooo:paragraph-rsid="0063932c"/>
    </style:style>
    <style:style style:name="P179" style:family="paragraph" style:parent-style-name="Text_20_body">
      <style:text-properties officeooo:paragraph-rsid="0063932c"/>
    </style:style>
    <style:style style:name="P180" style:family="paragraph" style:parent-style-name="Text_20_body">
      <style:text-properties officeooo:paragraph-rsid="0065b061"/>
    </style:style>
    <style:style style:name="P181" style:family="paragraph" style:parent-style-name="Text_20_body">
      <style:text-properties officeooo:paragraph-rsid="00655920"/>
    </style:style>
    <style:style style:name="P182" style:family="paragraph" style:parent-style-name="Text_20_body">
      <style:text-properties officeooo:rsid="0065be05" officeooo:paragraph-rsid="0065be05"/>
    </style:style>
    <style:style style:name="P183" style:family="paragraph" style:parent-style-name="Text_20_body">
      <style:text-properties officeooo:rsid="002f87c6" officeooo:paragraph-rsid="0065be05"/>
    </style:style>
    <style:style style:name="P184" style:family="paragraph" style:parent-style-name="Text_20_body">
      <style:text-properties officeooo:rsid="00309398" officeooo:paragraph-rsid="0065be05"/>
    </style:style>
    <style:style style:name="P185" style:family="paragraph" style:parent-style-name="Text_20_body">
      <style:text-properties officeooo:paragraph-rsid="0065be05"/>
    </style:style>
    <style:style style:name="P186" style:family="paragraph" style:parent-style-name="Text_20_body">
      <style:text-properties officeooo:paragraph-rsid="0065f5f1"/>
    </style:style>
    <style:style style:name="P187" style:family="paragraph" style:parent-style-name="Text_20_body">
      <style:text-properties officeooo:rsid="0065f5f1" officeooo:paragraph-rsid="0065f5f1"/>
    </style:style>
    <style:style style:name="T1" style:family="text">
      <style:text-properties officeooo:rsid="000178a1"/>
    </style:style>
    <style:style style:name="T2" style:family="text">
      <style:text-properties officeooo:rsid="000e4ca9"/>
    </style:style>
    <style:style style:name="T3" style:family="text">
      <style:text-properties officeooo:rsid="0002a821"/>
    </style:style>
    <style:style style:name="T4" style:family="text">
      <style:text-properties style:font-name="Liberation Mono" fo:font-size="10pt" officeooo:rsid="000178a1" style:font-size-asian="10pt" style:font-size-complex="10pt"/>
    </style:style>
    <style:style style:name="T5" style:family="text">
      <style:text-properties style:font-name="Liberation Mono" fo:font-size="10pt" officeooo:rsid="0031f9fe" style:font-size-asian="10pt" style:font-size-complex="10pt"/>
    </style:style>
    <style:style style:name="T6" style:family="text">
      <style:text-properties style:font-name="Liberation Mono" fo:font-size="10pt" officeooo:rsid="0065f5f1" style:font-size-asian="10pt" style:font-size-complex="10pt"/>
    </style:style>
    <style:style style:name="T7" style:family="text">
      <style:text-properties style:font-name="Liberation Mono" fo:font-size="10pt" fo:font-weight="bold" style:font-size-asian="10pt" style:font-weight-asian="bold" style:font-size-complex="10pt" style:font-weight-complex="bold"/>
    </style:style>
    <style:style style:name="T8" style:family="text">
      <style:text-properties style:font-name="Liberation Mono" fo:font-size="10pt" fo:font-weight="bold" officeooo:rsid="0003d12e" style:font-size-asian="10pt" style:font-weight-asian="bold" style:font-size-complex="10pt" style:font-weight-complex="bold"/>
    </style:style>
    <style:style style:name="T9" style:family="text">
      <style:text-properties style:font-name="Liberation Mono" fo:font-size="10pt" fo:font-weight="bold" officeooo:rsid="002da6ea" style:font-size-asian="10pt" style:font-weight-asian="bold" style:font-size-complex="10pt" style:font-weight-complex="bold"/>
    </style:style>
    <style:style style:name="T10" style:family="text">
      <style:text-properties style:font-name="Liberation Mono" fo:font-size="10pt" fo:font-weight="bold" officeooo:rsid="0056a65a" style:font-size-asian="10pt" style:font-weight-asian="bold" style:font-size-complex="10pt" style:font-weight-complex="bold"/>
    </style:style>
    <style:style style:name="T11" style:family="text">
      <style:text-properties style:font-name="Liberation Mono" fo:font-size="10pt" fo:font-weight="bold" officeooo:rsid="0057ca86" style:font-size-asian="10pt" style:font-weight-asian="bold" style:font-size-complex="10pt" style:font-weight-complex="bold"/>
    </style:style>
    <style:style style:name="T12" style:family="text">
      <style:text-properties style:font-name="Liberation Mono" fo:font-size="10pt" fo:font-weight="bold" officeooo:rsid="0065f5f1" style:font-size-asian="10pt" style:font-weight-asian="bold" style:font-size-complex="10pt" style:font-weight-complex="bold"/>
    </style:style>
    <style:style style:name="T1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4" style:family="text">
      <style:text-properties officeooo:rsid="0002da86"/>
    </style:style>
    <style:style style:name="T15" style:family="text">
      <style:text-properties fo:font-style="italic" style:font-style-asian="italic" style:font-style-complex="italic"/>
    </style:style>
    <style:style style:name="T16" style:family="text">
      <style:text-properties fo:font-style="italic" officeooo:rsid="0026c3a4" style:font-style-asian="italic" style:font-style-complex="italic"/>
    </style:style>
    <style:style style:name="T17" style:family="text">
      <style:text-properties fo:font-style="italic" officeooo:rsid="002da6ea" style:font-style-asian="italic" style:font-style-complex="italic"/>
    </style:style>
    <style:style style:name="T18" style:family="text">
      <style:text-properties fo:font-style="italic" officeooo:rsid="0041f856" style:font-style-asian="italic" style:font-style-complex="italic"/>
    </style:style>
    <style:style style:name="T19" style:family="text">
      <style:text-properties fo:font-style="italic" officeooo:rsid="004d1c49" style:font-style-asian="italic" style:font-style-complex="italic"/>
    </style:style>
    <style:style style:name="T20" style:family="text">
      <style:text-properties fo:font-style="italic" officeooo:rsid="004dc05d"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28970a" style:font-style-asian="italic" style:font-weight-asian="bold" style:font-style-complex="italic" style:font-weight-complex="bold"/>
    </style:style>
    <style:style style:name="T23" style:family="text">
      <style:text-properties fo:font-style="italic" fo:font-weight="bold" officeooo:rsid="002a545d"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2a545d" style:font-style-asian="normal" style:font-style-complex="normal"/>
    </style:style>
    <style:style style:name="T26" style:family="text">
      <style:text-properties fo:font-style="normal" officeooo:rsid="0041f856" style:font-style-asian="normal" style:font-style-complex="normal"/>
    </style:style>
    <style:style style:name="T27" style:family="text">
      <style:text-properties fo:font-style="normal" officeooo:rsid="004dc05d" style:font-style-asian="normal" style:font-style-complex="normal"/>
    </style:style>
    <style:style style:name="T28" style:family="text">
      <style:text-properties fo:font-style="normal" officeooo:rsid="0060a5ab" style:font-style-asian="normal" style:font-style-complex="normal"/>
    </style:style>
    <style:style style:name="T29" style:family="text">
      <style:text-properties fo:color="#ffff38" loext:opacity="100%" style:font-name="Liberation Mono" fo:font-size="10pt" fo:font-weight="bold" officeooo:rsid="0002da86" style:font-name-asian="Noto Sans Mono CJK SC" style:font-size-asian="10pt" style:font-name-complex="Liberation Mono" style:font-size-complex="10pt"/>
    </style:style>
    <style:style style:name="T30" style:family="text">
      <style:text-properties fo:color="#ffff38" loext:opacity="100%" style:font-name="Liberation Mono" fo:font-size="10pt" fo:font-weight="bold" officeooo:rsid="001093ff" style:font-name-asian="Noto Sans Mono CJK SC" style:font-size-asian="10pt" style:font-name-complex="Liberation Mono" style:font-size-complex="10pt"/>
    </style:style>
    <style:style style:name="T31" style:family="text">
      <style:text-properties officeooo:rsid="00032648"/>
    </style:style>
    <style:style style:name="T32" style:family="text">
      <style:text-properties officeooo:rsid="0003d12e"/>
    </style:style>
    <style:style style:name="T33" style:family="text">
      <style:text-properties officeooo:rsid="0005869e"/>
    </style:style>
    <style:style style:name="T34" style:family="text">
      <style:text-properties officeooo:rsid="000c3e29"/>
    </style:style>
    <style:style style:name="T35" style:family="text">
      <style:text-properties officeooo:rsid="000de3a3"/>
    </style:style>
    <style:style style:name="T36" style:family="text">
      <style:text-properties officeooo:rsid="001e455d"/>
    </style:style>
    <style:style style:name="T37" style:family="text">
      <style:text-properties fo:font-weight="bold" style:font-weight-asian="bold" style:font-weight-complex="bold"/>
    </style:style>
    <style:style style:name="T38" style:family="text">
      <style:text-properties fo:font-weight="bold" officeooo:rsid="004ded56" style:font-weight-asian="bold" style:font-weight-complex="bold"/>
    </style:style>
    <style:style style:name="T39" style:family="text">
      <style:text-properties fo:font-weight="bold" officeooo:rsid="006759fa" style:font-weight-asian="bold" style:font-weight-complex="bold"/>
    </style:style>
    <style:style style:name="T40" style:family="text">
      <style:text-properties officeooo:rsid="001fee28"/>
    </style:style>
    <style:style style:name="T41" style:family="text">
      <style:text-properties officeooo:rsid="002178e0"/>
    </style:style>
    <style:style style:name="T42" style:family="text">
      <style:text-properties officeooo:rsid="00232fad"/>
    </style:style>
    <style:style style:name="T43" style:family="text">
      <style:text-properties officeooo:rsid="0024b1b3"/>
    </style:style>
    <style:style style:name="T44" style:family="text">
      <style:text-properties officeooo:rsid="0026c3a4"/>
    </style:style>
    <style:style style:name="T45" style:family="text">
      <style:text-properties officeooo:rsid="0028970a"/>
    </style:style>
    <style:style style:name="T46" style:family="text">
      <style:text-properties officeooo:rsid="002a545d"/>
    </style:style>
    <style:style style:name="T47" style:family="text">
      <style:text-properties officeooo:rsid="002b90a7"/>
    </style:style>
    <style:style style:name="T48" style:family="text">
      <style:text-properties officeooo:rsid="002da6ea"/>
    </style:style>
    <style:style style:name="T49" style:family="text">
      <style:text-properties officeooo:rsid="0031f9fe"/>
    </style:style>
    <style:style style:name="T50" style:family="text">
      <style:text-properties officeooo:rsid="0033843e"/>
    </style:style>
    <style:style style:name="T51" style:family="text">
      <style:text-properties officeooo:rsid="003454bd"/>
    </style:style>
    <style:style style:name="T52" style:family="text">
      <style:text-properties officeooo:rsid="00358811"/>
    </style:style>
    <style:style style:name="T53" style:family="text">
      <style:text-properties officeooo:rsid="0035a7ae"/>
    </style:style>
    <style:style style:name="T54" style:family="text">
      <style:text-properties officeooo:rsid="003764a4"/>
    </style:style>
    <style:style style:name="T55" style:family="text">
      <style:text-properties officeooo:rsid="00387694"/>
    </style:style>
    <style:style style:name="T56" style:family="text">
      <style:text-properties officeooo:rsid="00388208"/>
    </style:style>
    <style:style style:name="T57" style:family="text">
      <style:text-properties fo:color="#080808" loext:opacity="100%" style:font-name="JetBrains Mono" fo:font-size="11.5pt" fo:font-style="normal" fo:font-weight="normal" style:font-size-asian="11.5pt" style:font-style-asian="normal" style:font-weight-asian="normal"/>
    </style:style>
    <style:style style:name="T58" style:family="text">
      <style:text-properties fo:color="#080808" loext:opacity="100%" style:font-name="JetBrains Mono" fo:font-size="11.5pt" fo:font-style="normal" fo:font-weight="normal" fo:background-color="#fcf4d4" loext:char-shading-value="0" style:font-size-asian="11.5pt" style:font-style-asian="normal" style:font-weight-asian="normal"/>
    </style:style>
    <style:style style:name="T59" style:family="text">
      <style:text-properties fo:color="#080808" loext:opacity="100%" fo:font-style="normal" fo:font-weight="normal" style:font-style-asian="normal" style:font-weight-asian="normal"/>
    </style:style>
    <style:style style:name="T60" style:family="text">
      <style:text-properties officeooo:rsid="0040e839"/>
    </style:style>
    <style:style style:name="T61" style:family="text">
      <style:text-properties style:font-name="Liberation Mono" fo:font-size="10pt" style:font-size-asian="10pt" style:font-size-complex="10pt"/>
    </style:style>
    <style:style style:name="T62" style:family="text">
      <style:text-properties style:font-name="Liberation Mono" fo:font-size="10pt" fo:font-weight="bold" style:font-size-asian="10pt" style:font-weight-asian="bold" style:font-size-complex="10pt" style:font-weight-complex="bold"/>
    </style:style>
    <style:style style:name="T63" style:family="text">
      <style:text-properties style:font-name="Liberation Mono" fo:font-size="10pt" fo:font-weight="bold" officeooo:rsid="004d1c49" style:font-size-asian="10pt" style:font-weight-asian="bold" style:font-size-complex="10pt" style:font-weight-complex="bold"/>
    </style:style>
    <style:style style:name="T64" style:family="text">
      <style:text-properties style:font-name="Liberation Mono" fo:font-size="10pt" fo:font-weight="bold" style:font-weight-asian="bold" style:font-weight-complex="bold"/>
    </style:style>
    <style:style style:name="T65" style:family="text">
      <style:text-properties style:font-name="Liberation Mono" fo:font-size="10pt" fo:font-weight="bold" officeooo:rsid="004ded56" style:font-weight-asian="bold" style:font-weight-complex="bold"/>
    </style:style>
    <style:style style:name="T66" style:family="text">
      <style:text-properties style:font-name="Liberation Mono" fo:font-size="10pt" fo:font-weight="bold" officeooo:rsid="0056a65a" style:font-weight-asian="bold" style:font-weight-complex="bold"/>
    </style:style>
    <style:style style:name="T67" style:family="text">
      <style:text-properties style:font-name="Liberation Mono" fo:font-size="10pt" fo:font-weight="bold" officeooo:rsid="0063932c" style:font-weight-asian="bold" style:font-weight-complex="bold"/>
    </style:style>
    <style:style style:name="T68" style:family="text">
      <style:text-properties style:font-name="Liberation Mono" fo:font-size="10pt" fo:font-weight="bold" officeooo:rsid="0065b061" style:font-weight-asian="bold" style:font-weight-complex="bold"/>
    </style:style>
    <style:style style:name="T69" style:family="text">
      <style:text-properties style:font-name="Liberation Mono" fo:font-size="10pt" fo:font-weight="bold" officeooo:rsid="00655920" style:font-weight-asian="bold" style:font-weight-complex="bold"/>
    </style:style>
    <style:style style:name="T70" style:family="text">
      <style:text-properties style:font-name="Liberation Mono" fo:font-size="10pt" fo:font-weight="bold" officeooo:rsid="0065f5f1" style:font-weight-asian="bold" style:font-weight-complex="bold"/>
    </style:style>
    <style:style style:name="T71" style:family="text">
      <style:text-properties style:font-name="Liberation Mono" fo:font-size="10pt" fo:font-style="normal" fo:font-weight="bold" officeooo:rsid="0060a5ab" style:font-style-asian="normal" style:font-weight-asian="bold" style:font-style-complex="normal" style:font-weight-complex="bold"/>
    </style:style>
    <style:style style:name="T72" style:family="text">
      <style:text-properties style:font-name="Liberation Mono" fo:font-size="8pt" fo:font-weight="bold" style:font-size-asian="8pt" style:font-weight-asian="bold" style:font-size-complex="8pt" style:font-weight-complex="bold"/>
    </style:style>
    <style:style style:name="T73" style:family="text">
      <style:text-properties officeooo:rsid="004334da"/>
    </style:style>
    <style:style style:name="T74" style:family="text">
      <style:text-properties fo:color="#ff0000" loext:opacity="100%" style:font-name="Courier" fo:font-size="9.5pt" fo:font-weight="bold" style:font-size-asian="9.5pt" style:font-weight-asian="bold"/>
    </style:style>
    <style:style style:name="T75" style:family="text">
      <style:text-properties officeooo:rsid="0045268f"/>
    </style:style>
    <style:style style:name="T76" style:family="text">
      <style:text-properties officeooo:rsid="00482bc0"/>
    </style:style>
    <style:style style:name="T77" style:family="text">
      <style:text-properties officeooo:rsid="0049af58"/>
    </style:style>
    <style:style style:name="T78" style:family="text">
      <style:text-properties style:font-name="Courier" fo:font-size="9.5pt" fo:font-weight="bold" style:font-size-asian="9.5pt" style:font-weight-asian="bold"/>
    </style:style>
    <style:style style:name="T79" style:family="text">
      <style:text-properties officeooo:rsid="004ba6c0"/>
    </style:style>
    <style:style style:name="T80" style:family="text">
      <style:text-properties officeooo:rsid="004d1c49"/>
    </style:style>
    <style:style style:name="T81" style:family="text">
      <style:text-properties officeooo:rsid="004dc05d"/>
    </style:style>
    <style:style style:name="T82" style:family="text">
      <style:text-properties fo:color="#067d17" loext:opacity="100%" style:font-name="JetBrains Mono" fo:font-size="11.5pt" fo:font-style="normal" fo:font-weight="normal" style:font-size-asian="11.5pt" style:font-style-asian="normal" style:font-weight-asian="normal"/>
    </style:style>
    <style:style style:name="T83" style:family="text">
      <style:text-properties fo:color="#067d17" loext:opacity="100%" style:font-name="JetBrains Mono" fo:font-size="11.5pt" fo:font-style="normal" fo:font-weight="normal" fo:background-color="#fcf4d4" loext:char-shading-value="0" style:font-size-asian="11.5pt" style:font-style-asian="normal" style:font-weight-asian="normal"/>
    </style:style>
    <style:style style:name="T84" style:family="text">
      <style:text-properties officeooo:rsid="004ded56"/>
    </style:style>
    <style:style style:name="T85" style:family="text">
      <style:text-properties fo:font-weight="normal" officeooo:rsid="004ded56" style:font-weight-asian="normal" style:font-weight-complex="normal"/>
    </style:style>
    <style:style style:name="T86" style:family="text">
      <style:text-properties fo:color="#1750eb" loext:opacity="100%" style:font-name="JetBrains Mono" fo:font-size="11.5pt" fo:font-style="normal" fo:font-weight="normal" fo:background-color="#fcf4d4" loext:char-shading-value="0" style:font-size-asian="11.5pt" style:font-style-asian="normal" style:font-weight-asian="normal"/>
    </style:style>
    <style:style style:name="T87" style:family="text">
      <style:text-properties fo:color="#808080" loext:opacity="100%" style:font-name="JetBrains Mono" fo:font-size="11.5pt" fo:font-style="italic" fo:font-weight="normal" style:font-size-asian="11.5pt" style:font-style-asian="italic" style:font-weight-asian="normal"/>
    </style:style>
    <style:style style:name="T88" style:family="text">
      <style:text-properties officeooo:rsid="004e7b6a"/>
    </style:style>
    <style:style style:name="T89" style:family="text">
      <style:text-properties officeooo:rsid="005122e4"/>
    </style:style>
    <style:style style:name="T90" style:family="text">
      <style:text-properties style:font-name="Liberation Serif"/>
    </style:style>
    <style:style style:name="T91" style:family="text">
      <style:text-properties style:font-name="Liberation Serif" officeooo:rsid="005122e4"/>
    </style:style>
    <style:style style:name="T92" style:family="text">
      <style:text-properties style:font-name="Liberation Serif" officeooo:rsid="0052a4be"/>
    </style:style>
    <style:style style:name="T93" style:family="text">
      <style:text-properties style:font-name="Liberation Serif" fo:font-style="italic" officeooo:rsid="0052a4be" style:font-style-asian="italic" style:font-style-complex="italic"/>
    </style:style>
    <style:style style:name="T94" style:family="text">
      <style:text-properties style:font-name="Liberation Serif" fo:font-style="normal" officeooo:rsid="0052a4be" style:font-style-asian="normal" style:font-style-complex="normal"/>
    </style:style>
    <style:style style:name="T95" style:family="text">
      <style:text-properties style:font-name="Liberation Serif" officeooo:rsid="0054360f"/>
    </style:style>
    <style:style style:name="T96" style:family="text">
      <style:text-properties style:font-name="Liberation Serif" officeooo:rsid="0055222f"/>
    </style:style>
    <style:style style:name="T97" style:family="text">
      <style:text-properties style:font-name="Liberation Serif" officeooo:rsid="005613bc"/>
    </style:style>
    <style:style style:name="T98" style:family="text">
      <style:text-properties officeooo:rsid="0052a4be"/>
    </style:style>
    <style:style style:name="T99" style:family="text">
      <style:text-properties officeooo:rsid="005613bc"/>
    </style:style>
    <style:style style:name="T100" style:family="text">
      <style:text-properties officeooo:rsid="0056a65a"/>
    </style:style>
    <style:style style:name="T101" style:family="text">
      <style:text-properties officeooo:rsid="0057ca86"/>
    </style:style>
    <style:style style:name="T102" style:family="text">
      <style:text-properties officeooo:rsid="00596ab1"/>
    </style:style>
    <style:style style:name="T103" style:family="text">
      <style:text-properties fo:font-size="8pt" style:font-size-asian="8pt" style:font-size-complex="8pt"/>
    </style:style>
    <style:style style:name="T104" style:family="text">
      <style:text-properties fo:font-size="8pt" officeooo:rsid="005ae17a" style:font-size-asian="8pt" style:font-size-complex="8pt"/>
    </style:style>
    <style:style style:name="T105" style:family="text">
      <style:text-properties fo:font-size="8pt" fo:font-style="italic" officeooo:rsid="005e4c37" style:font-size-asian="7pt" style:font-style-asian="italic" style:font-size-complex="8pt" style:font-style-complex="italic"/>
    </style:style>
    <style:style style:name="T106" style:family="text">
      <style:text-properties fo:font-size="8pt" fo:font-style="italic" style:font-style-asian="italic" style:font-style-complex="italic"/>
    </style:style>
    <style:style style:name="T107" style:family="text">
      <style:text-properties fo:font-size="8pt" fo:font-style="italic" officeooo:rsid="005e4c37" style:font-style-asian="italic" style:font-style-complex="italic"/>
    </style:style>
    <style:style style:name="T108" style:family="text">
      <style:text-properties fo:font-size="8pt" fo:font-style="italic" fo:font-weight="bold" officeooo:rsid="005e4c37" style:font-style-asian="italic" style:font-weight-asian="bold" style:font-style-complex="italic" style:font-weight-complex="bold"/>
    </style:style>
    <style:style style:name="T109" style:family="text">
      <style:text-properties fo:font-size="8pt" fo:font-style="italic" fo:font-weight="normal" officeooo:rsid="005e4c37" style:font-style-asian="italic" style:font-weight-asian="normal" style:font-style-complex="italic" style:font-weight-complex="normal"/>
    </style:style>
    <style:style style:name="T110" style:family="text">
      <style:text-properties fo:font-size="8pt" fo:font-style="normal" officeooo:rsid="005e4c37" style:font-style-asian="normal" style:font-style-complex="normal"/>
    </style:style>
    <style:style style:name="T111" style:family="text">
      <style:text-properties officeooo:rsid="005ae17a"/>
    </style:style>
    <style:style style:name="T112" style:family="text">
      <style:text-properties officeooo:rsid="005ae8c9"/>
    </style:style>
    <style:style style:name="T113" style:family="text">
      <style:text-properties officeooo:rsid="005b62e8"/>
    </style:style>
    <style:style style:name="T114" style:family="text">
      <style:text-properties officeooo:rsid="005bc633"/>
    </style:style>
    <style:style style:name="T115" style:family="text">
      <style:text-properties fo:color="#0033b3" loext:opacity="100%" style:font-name="JetBrains Mono" fo:font-size="11.5pt" fo:font-style="normal" fo:font-weight="normal" fo:background-color="#fcf4d4" loext:char-shading-value="0" style:font-size-asian="11.5pt" style:font-style-asian="normal" style:font-weight-asian="normal"/>
    </style:style>
    <style:style style:name="T116" style:family="text">
      <style:text-properties officeooo:rsid="005c541b"/>
    </style:style>
    <style:style style:name="T117" style:family="text">
      <style:text-properties officeooo:rsid="005cb9d5"/>
    </style:style>
    <style:style style:name="T118" style:family="text">
      <style:text-properties officeooo:rsid="005cf51b"/>
    </style:style>
    <style:style style:name="T119" style:family="text">
      <style:text-properties officeooo:rsid="005e4c37"/>
    </style:style>
    <style:style style:name="T120" style:family="text">
      <style:text-properties officeooo:rsid="005ec3da"/>
    </style:style>
    <style:style style:name="T121" style:family="text">
      <style:text-properties officeooo:rsid="00602973"/>
    </style:style>
    <style:style style:name="T122" style:family="text">
      <style:text-properties officeooo:rsid="00632b5b"/>
    </style:style>
    <style:style style:name="T123" style:family="text">
      <style:text-properties officeooo:rsid="0063932c"/>
    </style:style>
    <style:style style:name="T124" style:family="text">
      <style:text-properties officeooo:rsid="00655920"/>
    </style:style>
    <style:style style:name="T125" style:family="text">
      <style:text-properties officeooo:rsid="0065b061"/>
    </style:style>
    <style:style style:name="T126" style:family="text">
      <style:text-properties officeooo:rsid="0065be05"/>
    </style:style>
    <style:style style:name="T127" style:family="text">
      <style:text-properties officeooo:rsid="0065f5f1"/>
    </style:style>
    <style:style style:name="T128" style:family="text">
      <style:text-properties officeooo:rsid="006759f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DB</text:p>
      <text:h text:style-name="Heading_20_1" text:outline-level="1">Introduction</text:h>
      <text:p text:style-name="P21">The QDL database extension. <text:span text:style-name="T1">A module that allows access to various databases </text:span><text:span text:style-name="T35">and has an extremely simple syntax – there are </text:span><text:span text:style-name="T42">6</text:span><text:span text:style-name="T35"> functions and that’s it</text:span><text:span text:style-name="T1">. </text:span><text:span text:style-name="T49">(You cold argue there are 4, but that’s a philosophical point.) </text:span><text:span text:style-name="T31">This is designed not to be a full fledged database application, but a tools module that allows for all the basic access to various databases with the grunt work of converting between types as well as having a way to work seamlessly with native SQL types. Typically you would write your database application using this module.</text:span></text:p>
      <text:h text:style-name="Heading_20_2" text:outline-level="2">Loading the module</text:h>
      <text:p text:style-name="P15">To load the module, <text:span text:style-name="T56">issue something like</text:span></text:p>
      <text:p text:style-name="Preformatted_20_Text"><text:s text:c="3"/><text:span text:style-name="T56">db</text:span> := <text:span text:style-name="T56">j_load</text:span>('<text:span text:style-name="T56">db)</text:span></text:p>
      <text:p text:style-name="Heading">Supported functions</text:p>
      <text:p text:style-name="P15"/>
      <table:table table:name="Table1" table:style-name="Table1">
        <table:table-column table:style-name="Table1.A"/>
        <table:table-column table:style-name="Table1.B"/>
        <table:table-row>
          <table:table-cell table:style-name="Table1.A1" office:value-type="string">
            <text:p text:style-name="P11">Name</text:p>
          </table:table-cell>
          <table:table-cell table:style-name="Table1.B1" office:value-type="string">
            <text:p text:style-name="P11">Description</text:p>
          </table:table-cell>
        </table:table-row>
        <table:table-row>
          <table:table-cell table:style-name="Table1.A2" office:value-type="string">
            <text:p text:style-name="P19">batch_execute(stmt, args.)</text:p>
          </table:table-cell>
          <table:table-cell table:style-name="Table1.B2" office:value-type="string">
            <text:p text:style-name="P22">Run the same prepared statement with a stem of arguments.</text:p>
          </table:table-cell>
        </table:table-row>
        <table:table-row>
          <table:table-cell table:style-name="Table1.A2" office:value-type="string">
            <text:p text:style-name="P19">batch_read(stmt, args.{,flatten})</text:p>
          </table:table-cell>
          <table:table-cell table:style-name="Table1.B2" office:value-type="string">
            <text:p text:style-name="P22">Run the same read repeatedly using a stem of arguments. <text:span text:style-name="T41">Optionally trying to simplify the output.</text:span></text:p>
          </table:table-cell>
        </table:table-row>
        <table:table-row>
          <table:table-cell table:style-name="Table1.A2" office:value-type="string">
            <text:p text:style-name="P18"><text:span text:style-name="T1">connect</text:span>(<text:span text:style-name="T1">cfg.</text:span>)</text:p>
          </table:table-cell>
          <table:table-cell table:style-name="Table1.B2" office:value-type="string">
            <text:p text:style-name="P16">Open a connection to the database. <text:span text:style-name="T2">All </text:span>other <text:span text:style-name="T2">requests will fail until </text:span>this<text:span text:style-name="T2"> is called</text:span></text:p>
          </table:table-cell>
        </table:table-row>
        <table:table-row>
          <table:table-cell table:style-name="Table1.A2" office:value-type="string">
            <text:p text:style-name="P17">execute(stmt{,args.})</text:p>
          </table:table-cell>
          <table:table-cell table:style-name="Table1.B2" office:value-type="string">
            <text:p text:style-name="P14">Execute a statement with no result</text:p>
          </table:table-cell>
        </table:table-row>
        <table:table-row>
          <table:table-cell table:style-name="Table1.A2" office:value-type="string">
            <text:p text:style-name="P17">read(stmt{, args.})</text:p>
          </table:table-cell>
          <table:table-cell table:style-name="Table1.B2" office:value-type="string">
            <text:p text:style-name="P14">Execute a statement with a result</text:p>
          </table:table-cell>
        </table:table-row>
        <table:table-row>
          <table:table-cell table:style-name="Table1.A2" office:value-type="string">
            <text:p text:style-name="P17">update(stmt{,args.})</text:p>
          </table:table-cell>
          <table:table-cell table:style-name="Table1.B2" office:value-type="string">
            <text:p text:style-name="P14">Update an entry in the database, <text:span text:style-name="T48">getting back the rows changed.</text:span></text:p>
          </table:table-cell>
        </table:table-row>
      </table:table>
      <text:p text:style-name="P25"/>
      <text:p text:style-name="Heading">Notes</text:p>
      <text:list text:style-name="L1">
        <text:list-item>
          <text:p text:style-name="P136">Execute, read and update can be run without <text:span text:style-name="T44">any argument, or</text:span> may take a scalar as the argument too. This is interpreted to mean there is a single parameter</text:p>
        </text:list-item>
      </text:list>
      <text:h text:style-name="Heading_20_2" text:outline-level="2">Types and conversions</text:h>
      <text:p text:style-name="P148">Here is a table of SQL column types (these are pretty standard across various vendors) and the type of value QDL returns on reading. When setting these, type information should be supplied and various conversions will be done. Do note that you should keep in mind the storage type. While you may set a column of type <text:span text:style-name="T61">tinyint</text:span> to an arbitrary value in QDL, the database engine might well truncate it or fail, <text:soft-page-break/>depending on the vendor. Also the same for numeric or decimal types, since these are usually very constrained in a database, but QDL allows for arbitrary precision. It is up to the programmer to make sure that you are sending sensible things to the database.</text:p>
      <text:h text:style-name="Heading_20_3" text:outline-level="3">Default conversions SQL to/from QDL</text:h>
      <table:table table:name="SQL_Types" table:style-name="SQL_5f_Types">
        <table:table-column table:style-name="SQL_5f_Types.A"/>
        <table:table-column table:style-name="SQL_5f_Types.B"/>
        <table:table-column table:style-name="SQL_5f_Types.C"/>
        <table:table-row>
          <table:table-cell table:style-name="SQL_5f_Types.A1" office:value-type="string">
            <text:p text:style-name="P125">SQL</text:p>
          </table:table-cell>
          <table:table-cell table:style-name="SQL_5f_Types.A1" office:value-type="string">
            <text:p text:style-name="P125">Type</text:p>
          </table:table-cell>
          <table:table-cell table:style-name="SQL_5f_Types.C1" office:value-type="string">
            <text:p text:style-name="P125">QDL</text:p>
          </table:table-cell>
        </table:table-row>
        <table:table-row>
          <table:table-cell table:style-name="SQL_5f_Types.A2" office:value-type="string">
            <text:p text:style-name="P109">BIGINT <text:s/></text:p>
          </table:table-cell>
          <table:table-cell table:style-name="SQL_5f_Types.A2" office:value-type="string">
            <text:p text:style-name="P111">-5</text:p>
          </table:table-cell>
          <table:table-cell table:style-name="SQL_5f_Types.C2" office:value-type="string">
            <text:p text:style-name="P126">integer</text:p>
          </table:table-cell>
        </table:table-row>
        <table:table-row>
          <table:table-cell table:style-name="SQL_5f_Types.A2" office:value-type="string">
            <text:p text:style-name="P109">BINARY </text:p>
          </table:table-cell>
          <table:table-cell table:style-name="SQL_5f_Types.A2" office:value-type="string">
            <text:p text:style-name="P111">-2</text:p>
          </table:table-cell>
          <table:table-cell table:style-name="SQL_5f_Types.C2" office:value-type="string">
            <text:p text:style-name="P126">Base 64 string</text:p>
          </table:table-cell>
        </table:table-row>
        <table:table-row>
          <table:table-cell table:style-name="SQL_5f_Types.A2" office:value-type="string">
            <text:p text:style-name="P109">BIT</text:p>
          </table:table-cell>
          <table:table-cell table:style-name="SQL_5f_Types.A2" office:value-type="string">
            <text:p text:style-name="P111">-7</text:p>
          </table:table-cell>
          <table:table-cell table:style-name="SQL_5f_Types.C2" office:value-type="string">
            <text:p text:style-name="P126">boolean</text:p>
          </table:table-cell>
        </table:table-row>
        <table:table-row>
          <table:table-cell table:style-name="SQL_5f_Types.A2" office:value-type="string">
            <text:p text:style-name="P109">BLOB </text:p>
          </table:table-cell>
          <table:table-cell table:style-name="SQL_5f_Types.A2" office:value-type="string">
            <text:p text:style-name="P111">2004</text:p>
          </table:table-cell>
          <table:table-cell table:style-name="SQL_5f_Types.C2" office:value-type="string">
            <text:p text:style-name="P126">Base 64 string</text:p>
          </table:table-cell>
        </table:table-row>
        <table:table-row>
          <table:table-cell table:style-name="SQL_5f_Types.A2" office:value-type="string">
            <text:p text:style-name="P109">BOOLEAN</text:p>
          </table:table-cell>
          <table:table-cell table:style-name="SQL_5f_Types.A2" office:value-type="string">
            <text:p text:style-name="P111">16</text:p>
          </table:table-cell>
          <table:table-cell table:style-name="SQL_5f_Types.C2" office:value-type="string">
            <text:p text:style-name="P126">boolean</text:p>
          </table:table-cell>
        </table:table-row>
        <table:table-row>
          <table:table-cell table:style-name="SQL_5f_Types.A2" office:value-type="string">
            <text:p text:style-name="P110"><text:span text:style-name="T59">CHAR</text:span></text:p>
          </table:table-cell>
          <table:table-cell table:style-name="SQL_5f_Types.A2" office:value-type="string">
            <text:p text:style-name="P110"><text:span text:style-name="T59">1</text:span></text:p>
          </table:table-cell>
          <table:table-cell table:style-name="SQL_5f_Types.C2" office:value-type="string">
            <text:p text:style-name="P126">string</text:p>
          </table:table-cell>
        </table:table-row>
        <table:table-row>
          <table:table-cell table:style-name="SQL_5f_Types.A2" office:value-type="string">
            <text:p text:style-name="P110"><text:span text:style-name="T59">CLOB</text:span></text:p>
          </table:table-cell>
          <table:table-cell table:style-name="SQL_5f_Types.A2" office:value-type="string">
            <text:p text:style-name="P110"><text:span text:style-name="T59">2005</text:span></text:p>
          </table:table-cell>
          <table:table-cell table:style-name="SQL_5f_Types.C2" office:value-type="string">
            <text:p text:style-name="P126">string</text:p>
          </table:table-cell>
        </table:table-row>
        <table:table-row>
          <table:table-cell table:style-name="SQL_5f_Types.A2" office:value-type="string">
            <text:p text:style-name="P110"><text:span text:style-name="T59">DATE</text:span></text:p>
          </table:table-cell>
          <table:table-cell table:style-name="SQL_5f_Types.A2" office:value-type="string">
            <text:p text:style-name="P110"><text:span text:style-name="T59">91</text:span></text:p>
          </table:table-cell>
          <table:table-cell table:style-name="SQL_5f_Types.C2" office:value-type="string">
            <text:p text:style-name="P126">ISO date string</text:p>
          </table:table-cell>
        </table:table-row>
        <table:table-row>
          <table:table-cell table:style-name="SQL_5f_Types.A2" office:value-type="string">
            <text:p text:style-name="P110"><text:span text:style-name="T59">DECIMAL</text:span></text:p>
          </table:table-cell>
          <table:table-cell table:style-name="SQL_5f_Types.A2" office:value-type="string">
            <text:p text:style-name="P110"><text:span text:style-name="T59">3</text:span></text:p>
          </table:table-cell>
          <table:table-cell table:style-name="SQL_5f_Types.C2" office:value-type="string">
            <text:p text:style-name="P126">decimal</text:p>
          </table:table-cell>
        </table:table-row>
        <table:table-row>
          <table:table-cell table:style-name="SQL_5f_Types.A2" office:value-type="string">
            <text:p text:style-name="P110"><text:span text:style-name="T59">DOUBLE</text:span></text:p>
          </table:table-cell>
          <table:table-cell table:style-name="SQL_5f_Types.A2" office:value-type="string">
            <text:p text:style-name="P110"><text:span text:style-name="T59">8</text:span></text:p>
          </table:table-cell>
          <table:table-cell table:style-name="SQL_5f_Types.C2" office:value-type="string">
            <text:p text:style-name="P126">decimal</text:p>
          </table:table-cell>
        </table:table-row>
        <table:table-row>
          <table:table-cell table:style-name="SQL_5f_Types.A2" office:value-type="string">
            <text:p text:style-name="P110"><text:span text:style-name="T59">FLOAT</text:span></text:p>
          </table:table-cell>
          <table:table-cell table:style-name="SQL_5f_Types.A2" office:value-type="string">
            <text:p text:style-name="P110"><text:span text:style-name="T59">6</text:span></text:p>
          </table:table-cell>
          <table:table-cell table:style-name="SQL_5f_Types.C2" office:value-type="string">
            <text:p text:style-name="P126">decimal</text:p>
          </table:table-cell>
        </table:table-row>
        <table:table-row>
          <table:table-cell table:style-name="SQL_5f_Types.A2" office:value-type="string">
            <text:p text:style-name="P110"><text:span text:style-name="T59">INTEGER</text:span></text:p>
          </table:table-cell>
          <table:table-cell table:style-name="SQL_5f_Types.A2" office:value-type="string">
            <text:p text:style-name="P110"><text:span text:style-name="T59">4</text:span></text:p>
          </table:table-cell>
          <table:table-cell table:style-name="SQL_5f_Types.C2" office:value-type="string">
            <text:p text:style-name="P126">integer</text:p>
          </table:table-cell>
        </table:table-row>
        <table:table-row>
          <table:table-cell table:style-name="SQL_5f_Types.A2" office:value-type="string">
            <text:p text:style-name="P110"><text:span text:style-name="T59">LONGNVARCHAR</text:span></text:p>
          </table:table-cell>
          <table:table-cell table:style-name="SQL_5f_Types.A2" office:value-type="string">
            <text:p text:style-name="P110"><text:span text:style-name="T59">-16</text:span></text:p>
          </table:table-cell>
          <table:table-cell table:style-name="SQL_5f_Types.C2" office:value-type="string">
            <text:p text:style-name="P126">string</text:p>
          </table:table-cell>
        </table:table-row>
        <table:table-row>
          <table:table-cell table:style-name="SQL_5f_Types.A2" office:value-type="string">
            <text:p text:style-name="P110"><text:span text:style-name="T59">LONGVARBINARY</text:span></text:p>
          </table:table-cell>
          <table:table-cell table:style-name="SQL_5f_Types.A2" office:value-type="string">
            <text:p text:style-name="P110"><text:span text:style-name="T59">-4</text:span></text:p>
          </table:table-cell>
          <table:table-cell table:style-name="SQL_5f_Types.C2" office:value-type="string">
            <text:p text:style-name="P126">Base 64 string</text:p>
          </table:table-cell>
        </table:table-row>
        <table:table-row>
          <table:table-cell table:style-name="SQL_5f_Types.A2" office:value-type="string">
            <text:p text:style-name="P110"><text:span text:style-name="T59">LONGVARCHAR</text:span></text:p>
          </table:table-cell>
          <table:table-cell table:style-name="SQL_5f_Types.A2" office:value-type="string">
            <text:p text:style-name="P110"><text:span text:style-name="T59">-1</text:span></text:p>
          </table:table-cell>
          <table:table-cell table:style-name="SQL_5f_Types.C2" office:value-type="string">
            <text:p text:style-name="P126">string</text:p>
          </table:table-cell>
        </table:table-row>
        <table:table-row>
          <table:table-cell table:style-name="SQL_5f_Types.A2" office:value-type="string">
            <text:p text:style-name="P110"><text:span text:style-name="T59">NCHAR</text:span></text:p>
          </table:table-cell>
          <table:table-cell table:style-name="SQL_5f_Types.A2" office:value-type="string">
            <text:p text:style-name="P110"><text:span text:style-name="T59">-15</text:span></text:p>
          </table:table-cell>
          <table:table-cell table:style-name="SQL_5f_Types.C2" office:value-type="string">
            <text:p text:style-name="P126">string</text:p>
          </table:table-cell>
        </table:table-row>
        <table:table-row>
          <table:table-cell table:style-name="SQL_5f_Types.A2" office:value-type="string">
            <text:p text:style-name="P110"><text:span text:style-name="T59">NCLOB</text:span></text:p>
          </table:table-cell>
          <table:table-cell table:style-name="SQL_5f_Types.A2" office:value-type="string">
            <text:p text:style-name="P110"><text:span text:style-name="T59">2011</text:span></text:p>
          </table:table-cell>
          <table:table-cell table:style-name="SQL_5f_Types.C2" office:value-type="string">
            <text:p text:style-name="P126">string</text:p>
          </table:table-cell>
        </table:table-row>
        <table:table-row>
          <table:table-cell table:style-name="SQL_5f_Types.A2" office:value-type="string">
            <text:p text:style-name="P110"><text:span text:style-name="T59">NULL</text:span></text:p>
          </table:table-cell>
          <table:table-cell table:style-name="SQL_5f_Types.A2" office:value-type="string">
            <text:p text:style-name="P110"><text:span text:style-name="T59">0</text:span></text:p>
          </table:table-cell>
          <table:table-cell table:style-name="SQL_5f_Types.C2" office:value-type="string">
            <text:p text:style-name="P126">null</text:p>
          </table:table-cell>
        </table:table-row>
        <table:table-row>
          <table:table-cell table:style-name="SQL_5f_Types.A2" office:value-type="string">
            <text:p text:style-name="P110"><text:span text:style-name="T59">NUMERIC</text:span></text:p>
          </table:table-cell>
          <table:table-cell table:style-name="SQL_5f_Types.A2" office:value-type="string">
            <text:p text:style-name="P110"><text:span text:style-name="T59">2</text:span></text:p>
          </table:table-cell>
          <table:table-cell table:style-name="SQL_5f_Types.C2" office:value-type="string">
            <text:p text:style-name="P126">decimal</text:p>
          </table:table-cell>
        </table:table-row>
        <table:table-row>
          <table:table-cell table:style-name="SQL_5f_Types.A2" office:value-type="string">
            <text:p text:style-name="P110"><text:span text:style-name="T59">NVARCHAR</text:span></text:p>
          </table:table-cell>
          <table:table-cell table:style-name="SQL_5f_Types.A2" office:value-type="string">
            <text:p text:style-name="P110"><text:span text:style-name="T59">-9</text:span></text:p>
          </table:table-cell>
          <table:table-cell table:style-name="SQL_5f_Types.C2" office:value-type="string">
            <text:p text:style-name="P126">string</text:p>
          </table:table-cell>
        </table:table-row>
        <table:table-row>
          <table:table-cell table:style-name="SQL_5f_Types.A2" office:value-type="string">
            <text:p text:style-name="P110"><text:span text:style-name="T59">REAL</text:span></text:p>
          </table:table-cell>
          <table:table-cell table:style-name="SQL_5f_Types.A2" office:value-type="string">
            <text:p text:style-name="P110"><text:span text:style-name="T59">7</text:span></text:p>
          </table:table-cell>
          <table:table-cell table:style-name="SQL_5f_Types.C2" office:value-type="string">
            <text:p text:style-name="P126">decimal</text:p>
          </table:table-cell>
        </table:table-row>
        <table:table-row>
          <table:table-cell table:style-name="SQL_5f_Types.A2" office:value-type="string">
            <text:p text:style-name="P110"><text:span text:style-name="T59">SMALLINT</text:span></text:p>
          </table:table-cell>
          <table:table-cell table:style-name="SQL_5f_Types.A2" office:value-type="string">
            <text:p text:style-name="P110"><text:span text:style-name="T59">5</text:span></text:p>
          </table:table-cell>
          <table:table-cell table:style-name="SQL_5f_Types.C2" office:value-type="string">
            <text:p text:style-name="P126">integer</text:p>
          </table:table-cell>
        </table:table-row>
        <table:table-row>
          <table:table-cell table:style-name="SQL_5f_Types.A2" office:value-type="string">
            <text:p text:style-name="P110"><text:span text:style-name="T59">TIME</text:span></text:p>
          </table:table-cell>
          <table:table-cell table:style-name="SQL_5f_Types.A2" office:value-type="string">
            <text:p text:style-name="P110"><text:span text:style-name="T59">92</text:span></text:p>
          </table:table-cell>
          <table:table-cell table:style-name="SQL_5f_Types.C2" office:value-type="string">
            <text:p text:style-name="P126">ISO date string</text:p>
          </table:table-cell>
        </table:table-row>
        <table:table-row>
          <table:table-cell table:style-name="SQL_5f_Types.A2" office:value-type="string">
            <text:p text:style-name="P110"><text:span text:style-name="T59">TIMESTAMP</text:span></text:p>
          </table:table-cell>
          <table:table-cell table:style-name="SQL_5f_Types.A2" office:value-type="string">
            <text:p text:style-name="P112"><text:span text:style-name="T59">93</text:span></text:p>
          </table:table-cell>
          <table:table-cell table:style-name="SQL_5f_Types.C2" office:value-type="string">
            <text:p text:style-name="P126">ISO date string</text:p>
          </table:table-cell>
        </table:table-row>
        <table:table-row>
          <table:table-cell table:style-name="SQL_5f_Types.A2" office:value-type="string">
            <text:p text:style-name="P110"><text:span text:style-name="T59">TIMESTAMP_WITH_TIMEZONE</text:span></text:p>
          </table:table-cell>
          <table:table-cell table:style-name="SQL_5f_Types.A2" office:value-type="string">
            <text:p text:style-name="P112"><text:span text:style-name="T59">2014</text:span></text:p>
          </table:table-cell>
          <table:table-cell table:style-name="SQL_5f_Types.C2" office:value-type="string">
            <text:p text:style-name="P126">ISO date String</text:p>
          </table:table-cell>
        </table:table-row>
        <table:table-row>
          <table:table-cell table:style-name="SQL_5f_Types.A2" office:value-type="string">
            <text:p text:style-name="P110"><text:span text:style-name="T59">TIME_WITH_TIMEZONE</text:span></text:p>
          </table:table-cell>
          <table:table-cell table:style-name="SQL_5f_Types.A2" office:value-type="string">
            <text:p text:style-name="P112"><text:span text:style-name="T59">2013</text:span></text:p>
          </table:table-cell>
          <table:table-cell table:style-name="SQL_5f_Types.C2" office:value-type="string">
            <text:p text:style-name="P127">ISO date String</text:p>
          </table:table-cell>
        </table:table-row>
        <table:table-row>
          <table:table-cell table:style-name="SQL_5f_Types.A2" office:value-type="string">
            <text:p text:style-name="P110"><text:span text:style-name="T59">TINYINT</text:span></text:p>
          </table:table-cell>
          <table:table-cell table:style-name="SQL_5f_Types.A2" office:value-type="string">
            <text:p text:style-name="P112"><text:span text:style-name="T59">-6</text:span></text:p>
          </table:table-cell>
          <table:table-cell table:style-name="SQL_5f_Types.C2" office:value-type="string">
            <text:p text:style-name="P127">integer</text:p>
          </table:table-cell>
        </table:table-row>
        <table:table-row>
          <table:table-cell table:style-name="SQL_5f_Types.A2" office:value-type="string">
            <text:p text:style-name="P110"><text:span text:style-name="T59">VARBINARY</text:span></text:p>
          </table:table-cell>
          <table:table-cell table:style-name="SQL_5f_Types.A2" office:value-type="string">
            <text:p text:style-name="P112"><text:span text:style-name="T59">-3</text:span></text:p>
          </table:table-cell>
          <table:table-cell table:style-name="SQL_5f_Types.C2" office:value-type="string">
            <text:p text:style-name="P127">Base 64 string</text:p>
          </table:table-cell>
        </table:table-row>
        <table:table-row>
          <table:table-cell table:style-name="SQL_5f_Types.A2" office:value-type="string">
            <text:p text:style-name="P110"><text:span text:style-name="T59">VARCHAR</text:span></text:p>
          </table:table-cell>
          <table:table-cell table:style-name="SQL_5f_Types.A2" office:value-type="string">
            <text:p text:style-name="P112"><text:span text:style-name="T59">12</text:span></text:p>
          </table:table-cell>
          <table:table-cell table:style-name="SQL_5f_Types.C2" office:value-type="string">
            <text:p text:style-name="P127">String</text:p>
          </table:table-cell>
        </table:table-row>
      </table:table>
      <text:p text:style-name="Text_20_body"/>
      <text:p text:style-name="P145">Notes:</text:p>
      <text:list text:style-name="L4">
        <text:list-item>
          <text:p text:style-name="P146">Base 64 strings assume that the data returned from the database is indeed binary.</text:p>
        </text:list-item>
        <text:list-item>
          <text:p text:style-name="P146">Date – This zeros out the time portion. Setting the time portion will be lost (for most database engines).</text:p>
        </text:list-item>
        <text:list-item>
          <text:p text:style-name="P146">Time – This sets the date to Jan 1., 1970 and simply has the time portion. On save, the date will be lost</text:p>
        </text:list-item>
        <text:list-item>
          <text:p text:style-name="P146"><text:soft-page-break/>Time, timestamp with timezone. These will be correctly converted into QDL ISO dates, but it is very hard to have the database engine preserve them. <text:span text:style-name="T60">(</text:span>Most implementations simply suggest you have a second colum<text:span text:style-name="T60">n</text:span> for the timezone and don’t have the database do anything.<text:span text:style-name="T60">)</text:span> Given the vagaries of variou<text:span text:style-name="T60">s</text:span> database engines handling these, you should probably just avoid setting them.</text:p>
        </text:list-item>
        <text:list-item>
          <text:p text:style-name="P147">The sql_types. Stem has other values that the database engine may recognize. If it is not in the above table, QDL does not support it.</text:p>
        </text:list-item>
      </text:list>
      <text:h text:style-name="Heading_20_3" text:outline-level="3"><text:span text:style-name="T73">Specific c</text:span>onversions from QDL to/from SQL</text:h>
      <text:p text:style-name="P149">QDL also supports specifying the QDL type you want and converting it from SQL on reads and back to the correct SQL type for the database on writes. You create a stem with the conversions you want and pass that as an argument. </text:p>
      <text:p text:style-name="Heading">Basic types</text:p>
      <text:list text:style-name="L5">
        <text:list-item>
          <text:p text:style-name="P150">string – the QDL is a string. If the if the column type is binary, then the string is stored as bytes. If the column is a string, then no conversion happens.</text:p>
        </text:list-item>
        <text:list-item>
          <text:p text:style-name="P150">date – QDL is an ISO 8601 date, the column type is long, and the date is converted</text:p>
        </text:list-item>
        <text:list-item>
          <text:p text:style-name="P150">json – QDL is a stem, set or list and the column type is a string. The QDL object is converted to JSON. In the case of lists and sets, the result is a JSON array.</text:p>
        </text:list-item>
        <text:list-item>
          <text:p text:style-name="P150">input_form – QDL is arbitrary (incudes stems, sets) and the SQL column type is a string. </text:p>
        </text:list-item>
        <text:list-item>
          <text:p text:style-name="P150">default – (implied at all times) use the default QDL to SQL conversions. This mostly is for completeness.</text:p>
        </text:list-item>
      </text:list>
      <text:h text:style-name="P70" text:outline-level="3">Binary types</text:h>
      <table:table table:name="Table3" table:style-name="Table3">
        <table:table-column table:style-name="Table3.A"/>
        <table:table-column table:style-name="Table3.B"/>
        <table:table-row>
          <table:table-cell table:style-name="Table3.A1" office:value-type="string">
            <text:p text:style-name="P129"><text:span text:style-name="T75">QDL </text:span>Type</text:p>
          </table:table-cell>
          <table:table-cell table:style-name="Table3.B1" office:value-type="string">
            <text:p text:style-name="Table_20_Contents"/>
          </table:table-cell>
        </table:table-row>
        <table:table-row>
          <table:table-cell table:style-name="Table3.A2" office:value-type="string">
            <text:p text:style-name="P128">json</text:p>
          </table:table-cell>
          <table:table-cell table:style-name="Table3.B2" office:value-type="string">
            <text:p text:style-name="P133">Stem → JSON object<text:line-break/>List → JSON array<text:line-break/>set → JSON array<text:line-break/></text:p>
          </table:table-cell>
        </table:table-row>
        <table:table-row>
          <table:table-cell table:style-name="Table3.A2" office:value-type="string">
            <text:p text:style-name="P128">input form</text:p>
          </table:table-cell>
          <table:table-cell table:style-name="Table3.B2" office:value-type="string">
            <text:p text:style-name="P133">Stem, list, set → input form</text:p>
          </table:table-cell>
        </table:table-row>
        <table:table-row>
          <table:table-cell table:style-name="Table3.A2" office:value-type="string">
            <text:p text:style-name="P128">string</text:p>
          </table:table-cell>
          <table:table-cell table:style-name="Table3.B2" office:value-type="string">
            <text:p text:style-name="Table_20_Contents"/>
          </table:table-cell>
        </table:table-row>
        <table:table-row>
          <table:table-cell table:style-name="Table3.A2" office:value-type="string">
            <text:p text:style-name="P128">date</text:p>
          </table:table-cell>
          <table:table-cell table:style-name="Table3.B2" office:value-type="string">
            <text:p text:style-name="Table_20_Contents"/>
          </table:table-cell>
        </table:table-row>
        <table:table-row>
          <table:table-cell table:style-name="Table3.A2" office:value-type="string">
            <text:p text:style-name="P128">none</text:p>
          </table:table-cell>
          <table:table-cell table:style-name="Table3.B2" office:value-type="string">
            <text:p text:style-name="Table_20_Contents"/>
          </table:table-cell>
        </table:table-row>
      </table:table>
      <text:p text:style-name="P149"/>
      <text:p text:style-name="Text_20_body"><text:span text:style-name="T81">In addition, some calls may take a flag for </text:span><text:span text:style-name="T64">force_column_case</text:span> <text:span text:style-name="T81">in the stem.</text:span> <text:span text:style-name="T81">The reason is some database engines (such as Derby, PostgreSQL) allows for case sensitive column names. For the table metadata, if case is not specified, they are usually converted to all lower or upper case (depends on database engine and possibly the release). So that you may work with any case you wish in stems, </text:span><text:soft-page-break/><text:span text:style-name="T81">setting this true normalizes cases. If you require case sensitive columns,, then this should be</text:span><text:span text:style-name="T20"> false</text:span><text:span text:style-name="T27">, which is the default.</text:span><text:span text:style-name="T20"> </text:span><text:span text:style-name="T15"><text:s/></text:span></text:p>
      <text:p text:style-name="P117"><text:s/></text:p>
      <text:h text:style-name="P69" text:outline-level="3">Variables</text:h>
      <text:p text:style-name="Standard"/>
      <text:p text:style-name="Preformatted_20_Text"><text:span text:style-name="T60">print(</text:span> <text:span text:style-name="T47">db#sql_</text:span>types.<text:span text:style-name="T60">)</text:span></text:p>
      <text:p text:style-name="P10"><text:s text:c="21"/>ARRAY : 2003</text:p>
      <text:p text:style-name="P10"><text:s text:c="20"/>BIGINT : -5</text:p>
      <text:p text:style-name="P10"><text:s text:c="20"/>BINARY : -2</text:p>
      <text:p text:style-name="P10"><text:s text:c="23"/>BIT : -7</text:p>
      <text:p text:style-name="P10"><text:s text:c="22"/>BLOB : 2004</text:p>
      <text:p text:style-name="P10"><text:s text:c="22"/>CHAR : 1</text:p>
      <text:p text:style-name="P10"><text:s text:c="22"/>CLOB : 2005</text:p>
      <text:p text:style-name="P10"><text:s text:c="22"/>DATE : 91</text:p>
      <text:p text:style-name="P10"><text:s text:c="19"/>DECIMAL : 3</text:p>
      <text:p text:style-name="P10"><text:s text:c="20"/>DOUBLE : 8</text:p>
      <text:p text:style-name="P10"><text:s text:c="21"/>FLOAT : 6</text:p>
      <text:p text:style-name="P10"><text:s text:c="19"/>INTEGER : 4</text:p>
      <text:p text:style-name="P10"><text:s text:c="13"/>LONGVARBINARY : -4</text:p>
      <text:p text:style-name="P10"><text:s text:c="15"/>LONGVARCHAR : -1</text:p>
      <text:p text:style-name="P10"><text:s text:c="21"/>NCHAR : -15</text:p>
      <text:p text:style-name="P10"><text:s text:c="21"/>NCLOB : 2011</text:p>
      <text:p text:style-name="P10"><text:s text:c="22"/>NULL : 0</text:p>
      <text:p text:style-name="P10"><text:s text:c="19"/>NUMERIC : 2</text:p>
      <text:p text:style-name="P10"><text:s text:c="18"/>NVARCHAR : -9</text:p>
      <text:p text:style-name="P10"><text:s text:c="22"/>REAL : 7</text:p>
      <text:p text:style-name="P10"><text:s text:c="23"/>REF : 2006</text:p>
      <text:p text:style-name="P10"><text:s text:c="18"/>SMALLINT : 5</text:p>
      <text:p text:style-name="P10"><text:s text:c="20"/>SQLXML : 2009</text:p>
      <text:p text:style-name="P10"><text:s text:c="20"/>STRUCT : 2002</text:p>
      <text:p text:style-name="P10"><text:s text:c="22"/>TIME : 92</text:p>
      <text:p text:style-name="P10"><text:s text:c="17"/>TIMESTAMP : 93</text:p>
      <text:p text:style-name="P10"><text:s text:c="3"/>TIMESTAMP_WITH_TIMEZONE : 2014</text:p>
      <text:p text:style-name="P10"><text:s text:c="8"/>TIME_WITH_TIMEZONE : 2013</text:p>
      <text:p text:style-name="P10"><text:s text:c="19"/>TINYINT : -6</text:p>
      <text:p text:style-name="P10"><text:s text:c="17"/>VARBINARY : -3</text:p>
      <text:p text:style-name="P10"><text:s text:c="19"/>VARCHAR : 12</text:p>
      <text:p text:style-name="Text_20_body"/>
      <text:p text:style-name="Text_20_body"><text:span text:style-name="T3">These are internal values and should not be altered. </text:span><text:s/></text:p>
      <text:p text:style-name="Preformatted_20_Text">print(db#qdl_types.)<text:line-break/> <text:s text:c="8"/>date : 3</text:p>
      <text:p text:style-name="Preformatted_20_Text"><text:s text:c="3"/>input_form : 2</text:p>
      <text:p text:style-name="Preformatted_20_Text"><text:s text:c="9"/>json : 1</text:p>
      <text:p text:style-name="Preformatted_20_Text"><text:s text:c="9"/>none : -1</text:p>
      <text:p text:style-name="Preformatted_20_Text"><text:s text:c="7"/>string : 4</text:p>
      <text:h text:style-name="P60" text:outline-level="2">Prepared statements</text:h>
      <text:p text:style-name="P160">A <text:span text:style-name="T15">prepared statement </text:span><text:span text:style-name="T24"><text:s/>is one of an SQL DELETE, SELECT, UPDATE, INSERT statement or a stored procedure. <text:s/>A </text:span><text:span text:style-name="T15">parameter </text:span><text:span text:style-name="T24"><text:s/>is a placeholder denoted with the question mark, ? that represents a variable. You supply these values in a list and as the statement is interpreted, each one is replaced by its value in </text:span><text:soft-page-break/><text:span text:style-name="T24">order. You may not parameterize database constants like the table name, SQL commands and keywords generally. Good example:</text:span></text:p>
      <text:p text:style-name="P160"><text:span text:style-name="Source_20_Text"><text:span text:style-name="T24">SELECT * FROM products WHERE price &gt; ?</text:span></text:span></text:p>
      <text:p text:style-name="Text_20_body"><text:span text:style-name="Source_20_Text"><text:span text:style-name="T90">Bad example:</text:span></text:span></text:p>
      <text:p text:style-name="Text_20_body"><text:span text:style-name="Source_20_Text">SELECT * FROM ? WHERE ? &gt; ?</text:span></text:p>
      <text:p text:style-name="P161"><text:span text:style-name="Source_20_Text"><text:span text:style-name="T91">This fails because the table and column cannot be parameterized. </text:span></text:span><text:span text:style-name="Source_20_Text"><text:span text:style-name="T95">QDL simply passes through and prepared statements to the underlying database engine, allowing for the full complexity to be used.</text:span></text:span></text:p>
      <text:p text:style-name="Heading"><text:span text:style-name="Source_20_Text">Advantages</text:span></text:p>
      <text:p text:style-name="Text_20_body"><text:span text:style-name="Source_20_Text"><text:span text:style-name="T90">One of the most </text:span></text:span><text:span text:style-name="Source_20_Text"><text:span text:style-name="T91">common attacks on an SQL server is an injection attack – adding malicious code to a string in order to take over or otherwise misuse the server. </text:span></text:span><text:span text:style-name="Source_20_Text"><text:span text:style-name="T95">Prepared statements are frequently much simpler to write, so the chances of having to track down an error in a very complex statement are lessened. Also, prepared statements are usually very well optimized for most database engines, so there can be a noticeable speed improvement using them.</text:span></text:span></text:p>
      <text:p text:style-name="Heading"><text:span text:style-name="Source_20_Text"><text:span text:style-name="T89">Example: </text:span></text:span><text:span text:style-name="Source_20_Text">A simple injection attack.</text:span></text:p>
      <text:p text:style-name="P161"><text:span text:style-name="Source_20_Text"><text:span text:style-name="T91">Let us say that you were going to get the user’s username and password from the command line and just create the following query manually:</text:span></text:span></text:p>
      <text:p text:style-name="P85"><text:span text:style-name="Source_20_Text"><text:span text:style-name="T98">enter username&gt; bob</text:span></text:span></text:p>
      <text:p text:style-name="P86"><text:span text:style-name="Source_20_Text"><text:span text:style-name="T98">enter password&gt; djHSD94j</text:span></text:span></text:p>
      <text:p text:style-name="P85"><text:span text:style-name="Source_20_Text"/></text:p>
      <text:p text:style-name="P85"><text:span text:style-name="Source_20_Text"><text:span text:style-name="T89">my_query := '</text:span></text:span><text:span text:style-name="Source_20_Text">SELECT * FROM users WHERE username = </text:span><text:span text:style-name="Source_20_Text"><text:span text:style-name="T89">\</text:span></text:span><text:span text:style-name="Source_20_Text">'' </text:span><text:span text:style-name="Source_20_Text"><text:span text:style-name="T89">+ </text:span></text:span><text:span text:style-name="Source_20_Text">username </text:span><text:span text:style-name="Source_20_Text"><text:span text:style-name="T89">+ </text:span></text:span><text:span text:style-name="Source_20_Text">'</text:span><text:span text:style-name="Source_20_Text"><text:span text:style-name="T89">\'</text:span></text:span><text:span text:style-name="Source_20_Text"> AND password = </text:span><text:span text:style-name="Source_20_Text"><text:span text:style-name="T89">\</text:span></text:span><text:span text:style-name="Source_20_Text">'' </text:span><text:span text:style-name="Source_20_Text"><text:span text:style-name="T89">+ </text:span></text:span><text:span text:style-name="Source_20_Text">password </text:span><text:span text:style-name="Source_20_Text"><text:span text:style-name="T89">+ </text:span></text:span><text:span text:style-name="Source_20_Text">'</text:span><text:span text:style-name="Source_20_Text"><text:span text:style-name="T89">\'';</text:span></text:span></text:p>
      <text:p text:style-name="P85"><text:span text:style-name="Source_20_Text"/></text:p>
      <text:p text:style-name="P85"><text:span text:style-name="Source_20_Text">// </text:span><text:span text:style-name="Source_20_Text"><text:span text:style-name="T98">then send the query to the database</text:span></text:span></text:p>
      <text:p text:style-name="P85"><text:span text:style-name="Source_20_Text"><text:s text:c="3"/></text:span><text:span text:style-name="Source_20_Text"><text:span text:style-name="T98">db#read(my_query);</text:span></text:span></text:p>
      <text:p text:style-name="P161"><text:span text:style-name="Source_20_Text"><text:span text:style-name="T91"/></text:span></text:p>
      <text:p text:style-name="P161"><text:span text:style-name="Source_20_Text"><text:span text:style-name="T92">(Assuming username and password contain those values.) </text:span></text:span><text:span text:style-name="Source_20_Text"><text:span text:style-name="T91">This is handed directly to the database. If the user wanted to bypass having a password, they could simple insert a</text:span></text:span><text:span text:style-name="Source_20_Text"><text:span text:style-name="T97">n</text:span></text:span><text:span text:style-name="Source_20_Text"><text:span text:style-name="T91"> SQL statement </text:span></text:span><text:span text:style-name="Source_20_Text"><text:span text:style-name="T96">like so:</text:span></text:span></text:p>
      <text:p text:style-name="P86"><text:span text:style-name="Source_20_Text"><text:span text:style-name="T98">enter username&gt; admin</text:span></text:span></text:p>
      <text:p text:style-name="P86"><text:span text:style-name="Source_20_Text"><text:span text:style-name="T98">enter password&gt; '' OR 1=1 --'</text:span></text:span></text:p>
      <text:p text:style-name="Text_20_body"><text:span text:style-name="Source_20_Text"><text:span text:style-name="T90">After creating </text:span></text:span><text:span text:style-name="Source_20_Text"><text:span text:style-name="T92">the query it is</text:span></text:span><text:span text:style-name="Source_20_Text"><text:span text:style-name="T90"> </text:span></text:span></text:p>
      <text:p text:style-name="P86"><text:span text:style-name="Source_20_Text"><text:s text:c="3"/></text:span><text:span text:style-name="Source_20_Text"><text:span text:style-name="T98">my_query</text:span></text:span></text:p>
      <text:p text:style-name="Preformatted_20_Text"><text:span text:style-name="Source_20_Text">SELECT * FROM users WHERE username = 'admin' AND password = '' OR 1=1 --'</text:span></text:p>
      <text:p text:style-name="Text_20_body"><text:span text:style-name="Source_20_Text"/></text:p>
      <text:p text:style-name="P162"><text:span text:style-name="Source_20_Text"><text:span text:style-name="T92">What this does is </text:span></text:span></text:p>
      <text:list text:style-name="L6">
        <text:list-item>
          <text:p text:style-name="P163"><text:span text:style-name="Source_20_Text"><text:span text:style-name="T92">The username is set to admin (they don’t know for sure, so this is fishing and they may have to retry this a few times.)</text:span></text:span></text:p>
        </text:list-item>
        <text:list-item>
          <text:p text:style-name="P163"><text:span text:style-name="Source_20_Text"><text:span text:style-name="T92">first quote </text:span></text:span><text:span text:style-name="Source_20_Text"><text:span text:style-name="T98">' </text:span></text:span><text:span text:style-name="Source_20_Text"><text:span text:style-name="T92">ends the statement, so the password is empty</text:span></text:span></text:p>
        </text:list-item>
        <text:list-item>
          <text:p text:style-name="P164"><text:soft-page-break/><text:span text:style-name="Source_20_Text">' OR 1=1 --' </text:span><text:span text:style-name="Source_20_Text"><text:span text:style-name="T92">adds a condition the is </text:span></text:span><text:span text:style-name="Source_20_Text"><text:span text:style-name="T93">always</text:span></text:span><text:span text:style-name="Source_20_Text"><text:span text:style-name="T94"> true, then – terminates the rest of the statement (since the attacker does not know what the query is, this just throws the rest away)</text:span></text:span></text:p>
        </text:list-item>
        <text:list-item>
          <text:p text:style-name="P163"><text:span text:style-name="Source_20_Text"><text:span text:style-name="T94">The statement executes and will return the admin’s record with all information, allowing the attacker to take over the system.</text:span></text:span></text:p>
        </text:list-item>
      </text:list>
      <text:p text:style-name="P162"><text:span text:style-name="Source_20_Text"><text:span text:style-name="T92">By using parameters, the raw quotes (which are syntactically part of the SQL statement) are escaped and <text:s/>therefore not executable. The correct way to do this in QDL is</text:span></text:span></text:p>
      <text:p text:style-name="P86"><text:span text:style-name="Source_20_Text"><text:span text:style-name="T98">enter username&gt; bob</text:span></text:span></text:p>
      <text:p text:style-name="P86"><text:span text:style-name="Source_20_Text"><text:span text:style-name="T98">enter password&gt; djHSD94j</text:span></text:span></text:p>
      <text:p text:style-name="P86"><text:span text:style-name="Source_20_Text"/></text:p>
      <text:p text:style-name="P86"><text:span text:style-name="Source_20_Text"><text:span text:style-name="T89"><text:s text:c="3"/>my_query := '</text:span></text:span><text:span text:style-name="Source_20_Text">SELECT * FROM users WHERE username=? AND password=?';</text:span></text:p>
      <text:p text:style-name="P86"><text:span text:style-name="Source_20_Text"><text:s text:c="3"/></text:span><text:span text:style-name="Source_20_Text"><text:span text:style-name="T98">db#read(my_query, [username, password]);</text:span></text:span></text:p>
      <text:h text:style-name="P54" text:outline-level="2"><text:span text:style-name="T99">More about a</text:span>rguments.</text:h>
      <text:p text:style-name="P2">The statement <text:span text:style-name="T99">a </text:span>call is a string. It may be either hard coded such as </text:p>
      <text:p text:style-name="Preformatted_20_Text">select * from my_table where id='42'</text:p>
      <text:p text:style-name="P2">which would be issued as</text:p>
      <text:p text:style-name="P1">db#read('select * from my_table where id=\'42\'');</text:p>
      <text:p text:style-name="P2">Or it may be prepared with ? signs replacing the arguments and a list of arguments and possibly their types supplied. <text:span text:style-name="T36">If there is a scalar, it is used for the only parameter, E.g.</text:span></text:p>
      <text:p text:style-name="P3">db#read('select * from my_table where id=?', '<text:span text:style-name="T36">client_DB864EF6754</text:span>');</text:p>
      <text:p text:style-name="P4"/>
      <text:p text:style-name="P2">QDL tries to be helpful, in that if you supply no SQL type, <text:s/>it will be inferred, so a string will be treated as if it is a string. </text:p>
      <text:p text:style-name="P2">That said, databases can have any number of oddities so if you need a specific SQL type (e.g. you have a column that is a tinyint) then by all means specify it. In this case, if the argument were a tiny int, you would issue</text:p>
      <text:p text:style-name="P1">db#read('select * from my_table where id=?', [42,<text:span text:style-name="T44">sql_</text:span>types.TINYINT]);</text:p>
      <text:p text:style-name="P42"/>
      <text:p text:style-name="P43">More generally, a lit of arguments is of the form</text:p>
      <text:p text:style-name="Preformatted_20_Text">[a0,a1,…]</text:p>
      <text:p text:style-name="P33"><text:line-break/>where a's are either simple types - long, big decimal, string, boolean or null<text:line-break/>or are an explicit record</text:p>
      <text:p text:style-name="Preformatted_20_Text"><text:line-break/>[value, type]</text:p>
      <text:p text:style-name="P33"><text:line-break/>In which case the type will be asserted (and the value may be changed too).<text:line-break/><text:span text:style-name="T15">E.g.</text:span></text:p>
      <text:p text:style-name="P33"><text:span text:style-name="T15"/></text:p>
      <text:p text:style-name="P32">['foo',[12223,<text:span text:style-name="T44">sql_</text:span><text:span text:style-name="T3">types.</text:span>DATE],['3dgb3ty24fgf',<text:span text:style-name="T44">sql_</text:span><text:span text:style-name="T3">types.</text:span>BINARY]]</text:p>
      <text:p text:style-name="P33"/>
      <text:p text:style-name="P33"><text:soft-page-break/>would assert the first is a string, convert the second into a date and the 3rd is assumed<text:line-break/>to be base 64 encoded and would be decoded and asserted as a byte[]</text:p>
      <text:p text:style-name="Standard"/>
      <text:p text:style-name="P2">Prepared statements are also extremely useful so you don’t have to do a lot of escaping of quotes. For instance to do a search using a regex might look like</text:p>
      <text:p text:style-name="Preformatted_20_Text"><text:s text:c="5"/>db#read('select client_id from oauth2.clients where client_id regexp ?', ['.*123.*'])</text:p>
      <text:p text:style-name="Preformatted_20_Text">{client_id:oa4mp:/client_id/7142f3461239deb57d98ba3a4636}</text:p>
      <text:p text:style-name="P26">Remember that SQL engines are not really QDL aware, so if you are trying to store your 1000 digit approximation to pi as a number, the database may simply refuse to accept it <text:span text:style-name="T44">or it is free to truncate it, mangle it, </text:span><text:span text:style-name="T16">etc</text:span>. <text:s/></text:p>
      <text:p text:style-name="P23">Finally, <text:span text:style-name="T7">read</text:span> always returns a list since there are generally assumed to be multiple results. This also holds if you supply a scalar as the second argument.</text:p>
      <text:h text:style-name="P55" text:outline-level="2">Responses <text:span text:style-name="T43">generally</text:span></text:h>
      <text:p text:style-name="P30">A <text:span text:style-name="T21">stem response </text:span><text:span text:style-name="T22">entry</text:span> is of the form </text:p>
      <text:p text:style-name="P31"/>
      <text:p text:style-name="P27">{<text:span text:style-name="T30">column</text:span><text:span text:style-name="T34">0</text:span>:value<text:span text:style-name="T34">0</text:span>, <text:span text:style-name="T30">column</text:span><text:span text:style-name="T34">1</text:span>:value<text:span text:style-name="T34">1, </text:span>…}</text:p>
      <text:p text:style-name="P31"/>
      <text:p text:style-name="P28"><text:span text:style-name="T34">The response from a read will be either a stem response (if there is a single row returned) or a list of them for multiple rows. <text:s/></text:span><text:span text:style-name="T35">The type of the value will be one of the basic QDL types, matched up to the response from the server. Default case </text:span><text:span text:style-name="T45">has the </text:span><text:span text:style-name="T35">value </text:span><text:span text:style-name="T45">a</text:span><text:span text:style-name="T35">s a string.</text:span></text:p>
      <text:p text:style-name="P31">Only a read will return a response, <text:span text:style-name="T46">execute and update return a </text:span><text:span text:style-name="T102">count of how many rows were affected or another code (see entries for those for details) <text:s/></text:span><text:span text:style-name="T46">if it worked or raise an error if it did not</text:span>. <text:s/>In the example above, including the response we would have </text:p>
      <text:p text:style-name="P27"><text:s text:c="5"/>db#read('select client_id from oauth2.clients where client_id regexp ?', ['.*123.*'])</text:p>
      <text:p text:style-name="P29"><text:span text:style-name="T102">[</text:span>{client_id:oa4mp:/client_id/7142f3461239deb57d98ba3a4636} <text:span text:style-name="T102">]</text:span></text:p>
      <text:p text:style-name="P28"/>
      <text:p text:style-name="P24">In this <text:span text:style-name="T35">case, the select statement requested a single column, client_id and that is therefore the only key in the response. </text:span></text:p>
      <text:h text:style-name="P71" text:outline-level="3">How arguments and responses are mapped.</text:h>
      <text:p text:style-name="P165">If you do a read then the keys of the argument are used as the keys of the list of result stems. <text:s/>So consider the following. It reads with a prepared statement, hence has positional arguments, and the result set column named <text:span text:style-name="T64">create_da</text:span><text:span text:style-name="T72">te</text:span><text:span text:style-name="T103"> requires conversion to being an ISO date:</text:span></text:p>
      <text:p text:style-name="P88">now ≔ date_ms();</text:p>
      <text:p text:style-name="P89">query ≔ 'select last_name, first_name, <text:span text:style-name="T111">create_</text:span>date, id from qdl_test.doc_test ' <text:span text:style-name="T102">+ </text:span></text:p>
      <text:p text:style-name="P89"><text:span text:style-name="T102"><text:s text:c="8"/>'</text:span>where ?&lt;create_date AND create_date&lt;?';</text:p>
      <text:p text:style-name="P88">args2.'yesterday'≔ [now - 24*3600*1000, now]; <text:s text:c="6"/>// <text:span text:style-name="T102">1 day = 24 hours ago</text:span></text:p>
      <text:p text:style-name="P88">args2.'last_week' ≔ [now - 7*24*3600*1000, now]; <text:s text:c="3"/>// <text:span text:style-name="T102">7 days ago</text:span></text:p>
      <text:p text:style-name="P88">args2.'last_month' := [now - 30*24*3600*1000, now]; // <text:span text:style-name="T102">30 days ago</text:span></text:p>
      <text:p text:style-name="P88"><text:s text:c="12"/>qt2.0 ≔ [db#sql_types.'BIGINT', db#qdl_types.'date']; // positional argument 0</text:p>
      <text:p text:style-name="P88"><text:s text:c="12"/>qt2.1 ≔ [db#sql_types.'BIGINT', db#qdl_types.'date']; // positional argument 1</text:p>
      <text:p text:style-name="P88"><text:soft-page-break/>qt2.'create_date' ≔ db#qdl_types.'date'; <text:s text:c="25"/>// column name in result </text:p>
      <text:p text:style-name="P88"/>
      <text:p text:style-name="P88"/>
      <text:p text:style-name="P88">db#read(query, args2., qt2.);</text:p>
      <text:p text:style-name="P165"/>
      <text:p text:style-name="P166"><text:span text:style-name="T111">Since the structure of the arguments (arg2.) is </text:span></text:p>
      <text:p text:style-name="P91">{<text:span text:style-name="T103">'yesterday' : </text:span><text:span text:style-name="T104">list…</text:span></text:p>
      <text:p text:style-name="P91"><text:span text:style-name="T104"><text:s/>'last_week' : list..</text:span></text:p>
      <text:p text:style-name="P90"><text:span text:style-name="T104"><text:s/>'</text:span><text:span text:style-name="T111">last_month</text:span><text:span text:style-name="T104">' : </text:span><text:span text:style-name="T111">list...</text:span></text:p>
      <text:p text:style-name="Preformatted_20_Text">}</text:p>
      <text:p text:style-name="P166"><text:s text:c="2"/></text:p>
      <text:p text:style-name="P167">The resulting output will be structured <text:span text:style-name="T112">the same as</text:span></text:p>
      <text:p text:style-name="P91">{<text:span text:style-name="T103">'yesterday' : </text:span><text:span text:style-name="T104">list…</text:span></text:p>
      <text:p text:style-name="P91"><text:span text:style-name="T104"><text:s/>'last_week' : list..</text:span></text:p>
      <text:p text:style-name="P90"><text:span text:style-name="T111"><text:s/>'last_month' : list...</text:span></text:p>
      <text:p text:style-name="P91">}</text:p>
      <text:p text:style-name="P167">but each list here is a result stem, so in more detail it might be</text:p>
      <text:p text:style-name="P91">{<text:span text:style-name="T103">'yesterday' : </text:span><text:span text:style-name="T104">[{create_date:2026-01-29T22:58:42.617Z, first_name:Bob, id:id-AITSEV, last_name:Smith},{create_date:2026-01-16T04:39:42.715Z, first_name:Fionna,...}]</text:span></text:p>
      <text:p text:style-name="P91"><text:span text:style-name="T104"><text:s/>'last_week' : [{...</text:span></text:p>
      <text:p text:style-name="P90"><text:span text:style-name="T111"><text:s/>'last_month' : [{...</text:span></text:p>
      <text:p text:style-name="P91">}</text:p>
      <text:p text:style-name="P167"/>
      <text:p text:style-name="P168">note the create_date column, stored as <text:span text:style-name="T113">a BIGINT in the database, was converted to an ISO string. (Do note that the order of the columns is specified and followed in the SQL query, but there is no canonical ordering in stems, hence printing or displaying them is not guaranteed to preserve column order. On the other hand, updating a database entry would be done by naming the columns, and QDL will manage that so you don’t really have to think about column order.) </text:span></text:p>
      <text:p text:style-name="P167"/>
      <text:h text:style-name="P56" text:outline-level="2">Batch processing <text:span text:style-name="T43">generally</text:span></text:h>
      <text:p text:style-name="P24">There are two batch calls, <text:span text:style-name="T7">batch_execute</text:span> for updates and inserts <text:span text:style-name="T15">i.e., </text:span><text:span text:style-name="T24">that do not return a result from the database, and </text:span><text:span text:style-name="T13">batch_read</text:span><text:span text:style-name="T24"> that does return results. While you could loop and get formally the same result, in practice, connecting to a database is often a very expensive operation that can exhaust system resources </text:span><text:span text:style-name="T26">(</text:span><text:span text:style-name="T18">aka </text:span><text:span text:style-name="T26">cause a at least the connection to crash)</text:span><text:span text:style-name="T24">, especially for a huge update or collection of inserts. It is far better </text:span><text:span text:style-name="T25">(as in an order of magnitude faster, at least, for sufficiently large sets) </text:span><text:span text:style-name="T24">to send everything as a single command to the database and databases are generally very well optimized for this. </text:span></text:p>
      <text:h text:style-name="Heading_20_1" text:outline-level="1"><text:soft-page-break/>Function Reference</text:h>
      <text:h text:style-name="P59" text:outline-level="2">batch_execute</text:h>
      <text:p text:style-name="P50">Description</text:p>
      <text:p text:style-name="P156">Execute multiple prepared statements in a single call. <text:span text:style-name="T84">Remember that in the prepared statement, a </text:span><text:span text:style-name="T38">? </text:span><text:span text:style-name="T85">represents each argument in order. This is for statements that do not return an entry in the database. For that, use </text:span><text:span text:style-name="T65">batch_read</text:span><text:span text:style-name="T85">.</text:span></text:p>
      <text:p text:style-name="P50">Usage</text:p>
      <text:p text:style-name="P83">batch_execute(statement, args.<text:span text:style-name="T81">{,conversions.}</text:span>)</text:p>
      <text:p text:style-name="P50">Arguments</text:p>
      <text:p text:style-name="P139">statement – a string that is the prepared statement.</text:p>
      <text:p text:style-name="P139">args. - A stem of scalars (if there is a single parameter in the statement) or a list of values which will be used to prepare the statement.</text:p>
      <text:p text:style-name="Text_20_body"><text:span text:style-name="T84">Conversions. – a list of pairs, </text:span><text:span text:style-name="T65">[sql_type, qdl_type].</text:span> <text:span text:style-name="T84">Each element at the given index is applied to the prepared argument of the same index. See the section on Types and Conversions. Sparse lists are allowed, so </text:span><text:span text:style-name="T122">Both of the following are equivalent</text:span></text:p>
      <text:p text:style-name="P101"><text:s/>qt. := <text:span text:style-name="T65">{4 : [-9, 2]}</text:span></text:p>
      <text:p text:style-name="P101"><text:span text:style-name="T65">q</text:span><text:span text:style-name="T64">t.4 := </text:span><text:span text:style-name="T65">[-9, 2]</text:span></text:p>
      <text:p text:style-name="P50">Output</text:p>
      <text:p text:style-name="P139">At stem conformable to args., where each element is an integer. If the 0 &lt;= value, then this is the number of rows affected by the statement. If negative, this offers one of two conditions:</text:p>
      <text:list text:style-name="L2">
        <text:list-item>
          <text:p text:style-name="P138"><text:span text:style-name="T37">-2</text:span> = the operation worked, but no other information is available</text:p>
        </text:list-item>
        <text:list-item>
          <text:p text:style-name="P138"><text:span text:style-name="T37">-3</text:span> = the statement failed, but processing continued. </text:p>
        </text:list-item>
      </text:list>
      <text:p text:style-name="P50">Examples.</text:p>
      <text:p text:style-name="P139">E.g.</text:p>
      <text:p text:style-name="P139">Let us use the prepared statement</text:p>
      <text:p text:style-name="P83">stmt := 'UPDATE my_table set accessed=? where id=? AND (access IS NULL or create_ts&lt;?)'</text:p>
      <text:p text:style-name="P139"/>
      <text:p text:style-name="P139">and we have a large list of values. Each element of the list is a list whose values are used in the prepared statement</text:p>
      <text:p text:style-name="P83">v.:=[[date_ms(), '7D5EF', date_ms()-2419200000], [date_ms(),'C46AB',date_ms()-2419200000]]</text:p>
      <text:p text:style-name="P139"><text:soft-page-break/>(just 2 for this example, but it could be thousands). You issue</text:p>
      <text:p text:style-name="P83">rc. := batch_execute(stmt, v.)</text:p>
      <text:p text:style-name="P158"/>
      <text:p text:style-name="P157">The next example will show possible return codes in more detail.</text:p>
      <text:p text:style-name="P158">E.g. <text:span text:style-name="T40">M</text:span>ass delete</text:p>
      <text:p text:style-name="P158">This will do a mass delete by a unique id. It uses the fact that the function accepts a list of scalars if there is a single parameter. <text:span text:style-name="T40">Mass deletes are a fine usage of this because deletes can be extremely resource intensive</text:span><text:span text:style-name="T40"><text:note text:id="ftn1" text:note-class="footnote"><text:note-citation>1</text:note-citation><text:note-body><text:p text:style-name="P48">For most databases, the row to be deleted is copied so that if there is an error, it may be rolled back. In addition, any and all indices are updated. For a large entry with several indices, deletes can be very resource intensive and doing them in batches is therefore often very well optimized in most databases. As in, doing them by hand sequentially with, say, a loop may be order<text:span text:style-name="T23">s</text:span> of magnitude slower than using a batch delete.</text:p></text:note-body></text:note></text:span></text:p>
      <text:p text:style-name="P83"><text:s text:c="3"/>stmt = 'DELETE from my_table WHERE id = ?</text:p>
      <text:p text:style-name="P83"><text:s text:c="3"/>ids.:=['ADC745B','B6434F','C984E875',...];</text:p>
      <text:p text:style-name="P83"><text:s text:c="3"/><text:span text:style-name="T55">db#</text:span>batch_execute(stmt, ids.);</text:p>
      <text:p text:style-name="P83">[1,-2,<text:span text:style-name="T40">0,5,-3</text:span>,…]</text:p>
      <text:p text:style-name="P139">in this case various return codes are in effect showing the number of affected rows (&gt;= 0) or how processing happened. -2 means it worked, but the system cannot report more, -3 means it failed. </text:p>
      <text:p text:style-name="Heading">Example using conversions</text:p>
      <text:p text:style-name="P159">In this example, we are going to insert a stem which is converted to JSON and stored as a string. There is one value to convert. For simplicity, the stem is the same.</text:p>
      <text:p text:style-name="Preformatted_20_Text">stmt := <text:bookmark-start text:name="__DdeLink__587371_3009046768"/>'insert into qdl_test.xxx (id,<text:span text:style-name="T88">current_state</text:span>) values (?,?)'<text:bookmark-end text:name="__DdeLink__587371_3009046768"/>;</text:p>
      <text:p text:style-name="Preformatted_20_Text">qq. := {'a':123,'b':{'c':234,'d':'SPQR'}};<text:line-break/>c.1 := [12,1]; // is an SQL string <text:span text:style-name="T88">(12)</text:span>, <text:span text:style-name="T88">the first element</text:span> has type JSON <text:span text:style-name="T88">(1)</text:span><text:line-break/></text:p>
      <text:p text:style-name="P84">db#batch_execute(stmt, </text:p>
      <text:p text:style-name="P84"><text:s text:c="17"/>[['a-8',qq.],<text:line-break/> <text:s text:c="17"/>['a-9',qq.],<text:line-break/> <text:s text:c="17"/>['a-10',qq.],<text:line-break/> <text:s text:c="17"/>['a-11',qq.]], </text:p>
      <text:p text:style-name="P84"><text:s text:c="17"/>c.);<text:line-break/>[1,1,1,1]</text:p>
      <text:p text:style-name="P118">The output shows that for each statement, 1 row in the database was updated. </text:p>
      <text:h text:style-name="P65" text:outline-level="2">close</text:h>
      <text:p text:style-name="P176">You don’t. <text:s/>Connecting to the database means creating a pool that makes connections and destroys them as needed, so there is no single connection to dispose of.</text:p>
      <text:p text:style-name="P51">Description</text:p>
      <text:p text:style-name="P177">Close a connection. After this call, any attempts to access the database will fail.</text:p>
      <text:p text:style-name="P51"><text:soft-page-break/>Usage</text:p>
      <text:p text:style-name="P100">close()</text:p>
      <text:p text:style-name="P51">Arguments</text:p>
      <text:p text:style-name="P177">None.</text:p>
      <text:p text:style-name="P51">Output</text:p>
      <text:p text:style-name="P177">A boolean. True if the connection is closed, false otherwise. </text:p>
      <text:p text:style-name="P51">Example</text:p>
      <text:p text:style-name="P100"><text:s text:c="2"/>db#close()</text:p>
      <text:p text:style-name="P100">true</text:p>
      <text:h text:style-name="Heading_20_2" text:outline-level="2"><text:span text:style-name="T46">c</text:span>onnect</text:h>
      <text:p text:style-name="Heading">Description</text:p>
      <text:p text:style-name="P44">Setup the co<text:span text:style-name="T54">n</text:span>nection to a database. <text:span text:style-name="T47">You must connect to the database before issuing commands or they will fail.</text:span></text:p>
      <text:p text:style-name="Heading">Usage</text:p>
      <text:p text:style-name="Preformatted_20_Text">connect(cfg.)</text:p>
      <text:p text:style-name="Heading">Arguments</text:p>
      <text:p text:style-name="P44"><text:span text:style-name="T7">cfg. </text:span>= stem with connection parameters</text:p>
      <text:p text:style-name="P5">Supported values are</text:p>
      <table:table table:name="Table2" table:style-name="Table2">
        <table:table-column table:style-name="Table2.A"/>
        <table:table-column table:style-name="Table2.B"/>
        <table:table-column table:style-name="Table2.C"/>
        <table:table-row>
          <table:table-cell table:style-name="Table2.A1" office:value-type="string">
            <text:p text:style-name="P13">Name</text:p>
          </table:table-cell>
          <table:table-cell table:style-name="Table2.A1" office:value-type="string">
            <text:p text:style-name="P12">Description</text:p>
          </table:table-cell>
          <table:table-cell table:style-name="Table2.C1" office:value-type="string">
            <text:p text:style-name="P12">Comment</text:p>
          </table:table-cell>
        </table:table-row>
        <table:table-row>
          <table:table-cell table:style-name="Table2.A2" office:value-type="string">
            <text:p text:style-name="P20">username </text:p>
          </table:table-cell>
          <table:table-cell table:style-name="Table2.A2" office:value-type="string">
            <text:p text:style-name="P9">The user name</text:p>
          </table:table-cell>
          <table:table-cell table:style-name="Table2.C2" office:value-type="string">
            <text:p text:style-name="P41"/>
          </table:table-cell>
        </table:table-row>
        <table:table-row>
          <table:table-cell table:style-name="Table2.A2" office:value-type="string">
            <text:p text:style-name="P20">password</text:p>
          </table:table-cell>
          <table:table-cell table:style-name="Table2.A2" office:value-type="string">
            <text:p text:style-name="P9">The password</text:p>
          </table:table-cell>
          <table:table-cell table:style-name="Table2.C2" office:value-type="string">
            <text:p text:style-name="P41"/>
          </table:table-cell>
        </table:table-row>
        <table:table-row>
          <table:table-cell table:style-name="Table2.A2" office:value-type="string">
            <text:p text:style-name="P20">database </text:p>
          </table:table-cell>
          <table:table-cell table:style-name="Table2.A2" office:value-type="string">
            <text:p text:style-name="P9">The name of the database</text:p>
          </table:table-cell>
          <table:table-cell table:style-name="Table2.C2" office:value-type="string">
            <text:p text:style-name="P9">In Derby this is the path </text:p>
          </table:table-cell>
        </table:table-row>
        <table:table-row>
          <table:table-cell table:style-name="Table2.A2" office:value-type="string">
            <text:p text:style-name="P20">schema</text:p>
          </table:table-cell>
          <table:table-cell table:style-name="Table2.A2" office:value-type="string">
            <text:p text:style-name="P9">The schema </text:p>
          </table:table-cell>
          <table:table-cell table:style-name="Table2.C2" office:value-type="string">
            <text:p text:style-name="P41"/>
          </table:table-cell>
        </table:table-row>
        <table:table-row>
          <table:table-cell table:style-name="Table2.A2" office:value-type="string">
            <text:p text:style-name="P20">host</text:p>
          </table:table-cell>
          <table:table-cell table:style-name="Table2.A2" office:value-type="string">
            <text:p text:style-name="P9">The host</text:p>
          </table:table-cell>
          <table:table-cell table:style-name="Table2.C2" office:value-type="string">
            <text:p text:style-name="P41"/>
          </table:table-cell>
        </table:table-row>
        <table:table-row>
          <table:table-cell table:style-name="Table2.A2" office:value-type="string">
            <text:p text:style-name="P20">port</text:p>
          </table:table-cell>
          <table:table-cell table:style-name="Table2.A2" office:value-type="string">
            <text:p text:style-name="P9">The port</text:p>
          </table:table-cell>
          <table:table-cell table:style-name="Table2.C2" office:value-type="string">
            <text:p text:style-name="P9">Standard ports are 3306 for maria DB and mysql and 5432 for postgres. Derby does not use ports</text:p>
          </table:table-cell>
        </table:table-row>
        <table:table-row>
          <table:table-cell table:style-name="Table2.A2" office:value-type="string">
            <text:p text:style-name="P20">parameters </text:p>
          </table:table-cell>
          <table:table-cell table:style-name="Table2.A2" office:value-type="string">
            <text:p text:style-name="P9">Specific connection parameters</text:p>
          </table:table-cell>
          <table:table-cell table:style-name="Table2.C2" office:value-type="string">
            <text:p text:style-name="P9">These are very vendor specific</text:p>
          </table:table-cell>
        </table:table-row>
        <table:table-row>
          <table:table-cell table:style-name="Table2.A2" office:value-type="string">
            <text:p text:style-name="P20">useSSL</text:p>
          </table:table-cell>
          <table:table-cell table:style-name="Table2.A2" office:value-type="string">
            <text:p text:style-name="P9">Use SSL for the connection</text:p>
          </table:table-cell>
          <table:table-cell table:style-name="Table2.C2" office:value-type="string">
            <text:p text:style-name="P9">Make <text:span text:style-name="T15">sure</text:span><text:span text:style-name="T24"> you have set up SSL correctly first!</text:span></text:p>
          </table:table-cell>
        </table:table-row>
        <text:soft-page-break/>
        <table:table-row>
          <table:table-cell table:style-name="Table2.A2" office:value-type="string">
            <text:p text:style-name="P20">bootPassword</text:p>
          </table:table-cell>
          <table:table-cell table:style-name="Table2.A2" office:value-type="string">
            <text:p text:style-name="P9">The boot password</text:p>
          </table:table-cell>
          <table:table-cell table:style-name="Table2.C2" office:value-type="string">
            <text:p text:style-name="P9">Derby only</text:p>
          </table:table-cell>
        </table:table-row>
        <table:table-row>
          <table:table-cell table:style-name="Table2.A2" office:value-type="string">
            <text:p text:style-name="P20"><text:span text:style-name="T14">i</text:span>nMemory</text:p>
          </table:table-cell>
          <table:table-cell table:style-name="Table2.A2" office:value-type="string">
            <text:p text:style-name="P9">Run in memory only</text:p>
          </table:table-cell>
          <table:table-cell table:style-name="Table2.C2" office:value-type="string">
            <text:p text:style-name="P9">Derby. Note that this database will vanish as soon as you exit QDL.</text:p>
          </table:table-cell>
        </table:table-row>
        <table:table-row>
          <table:table-cell table:style-name="Table2.A2" office:value-type="string">
            <text:p text:style-name="P20"><text:span text:style-name="T14">t</text:span>ype </text:p>
          </table:table-cell>
          <table:table-cell table:style-name="Table2.A2" office:value-type="string">
            <text:p text:style-name="P9">The type of the connection</text:p>
          </table:table-cell>
          <table:table-cell table:style-name="Table2.C2" office:value-type="string">
            <text:p text:style-name="P6">One of mysql, mariadb, postgres or derby</text:p>
          </table:table-cell>
        </table:table-row>
      </table:table>
      <text:p text:style-name="P6"/>
      <text:p text:style-name="Heading">Output</text:p>
      <text:p text:style-name="P44">Ther result is always <text:span text:style-name="T7">true</text:span> or an error is raised.</text:p>
      <text:p text:style-name="Heading">Example </text:p>
      <text:p text:style-name="Preformatted_20_Text"><text:s text:c="4"/>cfg.'username' := '<text:span text:style-name="T29">qdl-user</text:span>';</text:p>
      <text:p text:style-name="Preformatted_20_Text"><text:s text:c="4"/>cfg.'password' := '<text:span text:style-name="T29">w00fity</text:span>';</text:p>
      <text:p text:style-name="Preformatted_20_Text"><text:s text:c="4"/>cfg.'schema' := '<text:span text:style-name="T29">qdl_test</text:span>';</text:p>
      <text:p text:style-name="Preformatted_20_Text"><text:s text:c="4"/>cfg.'database' := '<text:span text:style-name="T29">qdl_test</text:span>';</text:p>
      <text:p text:style-name="Preformatted_20_Text"><text:s text:c="4"/>cfg.'host' := 'localhost';</text:p>
      <text:p text:style-name="Preformatted_20_Text"><text:s text:c="4"/>cfg.'port' := 3306;</text:p>
      <text:p text:style-name="Preformatted_20_Text"><text:s text:c="4"/>cfg.'type' := 'mariadb';</text:p>
      <text:p text:style-name="P7"><text:s text:c="3"/>db#connect(cfg.);</text:p>
      <text:p text:style-name="P7">true</text:p>
      <text:p text:style-name="Text_20_body"/>
      <text:p text:style-name="P8">This indicates that a connection to the database was made. <text:s text:c="2"/>Here is a test to count the rows in one of the tables</text:p>
      <text:p text:style-name="Preformatted_20_Text"><text:s text:c="5"/>db#read('select count(*) from transactions');</text:p>
      <text:p text:style-name="Preformatted_20_Text">{count(*):161}</text:p>
      <text:p text:style-name="Text_20_body"/>
      <text:p text:style-name="Text_20_body"><text:span text:style-name="T31">The result is a stem. </text:span><text:span text:style-name="T32">Note that the database engine itself returned the name of the result as </text:span><text:span text:style-name="T8">'count(*)' </text:span><text:span text:style-name="T32">and this may vary by vendor. </text:span><text:span text:style-name="T33">In any case, there are 161 entries in the given table for the given database.</text:span></text:p>
      <text:h text:style-name="P64" text:outline-level="2"><text:span text:style-name="T47">execute</text:span></text:h>
      <text:p text:style-name="Heading">Description</text:p>
      <text:p text:style-name="P47">The most general way to execute an SQL statement. The read and update functions break down the two return types so you don’t have to test for what you got back. </text:p>
      <text:p text:style-name="Heading">Usage</text:p>
      <text:p text:style-name="Preformatted_20_Text">execute(stmt{,args<text:span text:style-name="T123">{</text:span>.<text:span text:style-name="T123">}</text:span>}<text:span text:style-name="T123">{,qt{.}}</text:span>)</text:p>
      <text:p text:style-name="Table_20_Contents"/>
      <text:p text:style-name="Heading">Arguments</text:p>
      <text:p text:style-name="P45"><text:span text:style-name="T7">stmt</text:span> = the SQL statement</text:p>
      <text:p text:style-name="P45"><text:soft-page-break/><text:span text:style-name="T7">args.</text:span> = (optional) the parameters if the stmt is prepared. <text:span text:style-name="T53">Note that a scalar may be used if there is exactly one parameter in the prepared statement.</text:span></text:p>
      <text:p text:style-name="P179"><text:span text:style-name="T67">qt.</text:span><text:span text:style-name="T123"> = (optional) a stem of key value pairs for columns and constants as found in the </text:span><text:span text:style-name="T67">qdl_types.</text:span><text:span text:style-name="T123"><text:line-break/>Variable.</text:span></text:p>
      <text:p text:style-name="P178"/>
      <text:p text:style-name="Heading">Output</text:p>
      <text:p text:style-name="P45">Either </text:p>
      <text:list text:style-name="L3">
        <text:list-item>
          <text:p text:style-name="P141">A result list if the statement returns a result, <text:span text:style-name="T15">e.g.</text:span> it is a <text:span text:style-name="T7">SELECT</text:span> statement</text:p>
        </text:list-item>
        <text:list-item>
          <text:p text:style-name="P140"><text:span text:style-name="T48">An integer for the number of rows affected, </text:span><text:span text:style-name="T17">e.g.</text:span><text:span text:style-name="T48">, it is an </text:span><text:span text:style-name="T9">INSERT</text:span>,<text:span text:style-name="T9"> UPDATE</text:span> <text:span text:style-name="T48">or</text:span><text:span text:style-name="T9"> DELETE</text:span></text:p>
        </text:list-item>
      </text:list>
      <text:p text:style-name="Heading">Example</text:p>
      <text:p text:style-name="P40"><text:s text:c="3"/>a. ≔ db#execute('select * from ' <text:span text:style-name="T52">+ cfg.schema + </text:span></text:p>
      <text:p text:style-name="P40"><text:span text:style-name="T52"><text:s text:c="19"/>'</text:span>client_approvals where client_id REGEXP \'.*234.*\'');<text:line-break/></text:p>
      <text:p text:style-name="P39">print(a\[;5]\client_id)</text:p>
      <text:p text:style-name="P39"><text:s text:c="3"/>0 : myproxy:oa4mp,2012:/adminClient/10ef0068ecb49cef2d1f918a22dc860/1655392348601</text:p>
      <text:p text:style-name="P39"><text:s text:c="3"/>1 : myproxy:oa4mp,2012:/adminClient/1b493909913b4348bbc997623176783e/1665765523406</text:p>
      <text:p text:style-name="P39"><text:s text:c="3"/>2 : myproxy:oa4mp,2012:/adminClient/2341e2ad8a643241eadbf05fa801b68c/1669828613898</text:p>
      <text:p text:style-name="P39"><text:s text:c="3"/>3 : myproxy:oa4mp,2012:/adminClient/23479e753498a4d539a11aba3bf9d4a4/1708722611415</text:p>
      <text:p text:style-name="P39"><text:s text:c="3"/>4 : myproxy:oa4mp,2012:/adminClient/2371b66f9832347b8a96353d362c589c/1687546274421</text:p>
      <text:p text:style-name="Text_20_body"/>
      <text:p text:style-name="P151">Here a possibly large set is selected and only the identifiers of the first 5 are printed. Note that if the function had been <text:span text:style-name="T7">read</text:span> instead of <text:span text:style-name="T7">execute</text:span>, this would be the same.</text:p>
      <text:h text:style-name="Heading_20_2" text:outline-level="2">get_table_metadata</text:h>
      <text:p text:style-name="P49">Description</text:p>
      <text:p text:style-name="P152">Get the metadata for a given table. This will have the column names, their SQL types, primary key and other useful information.</text:p>
      <text:p text:style-name="Heading">Usage</text:p>
      <text:p text:style-name="P77">get_table_metadata(table_name)</text:p>
      <text:p text:style-name="Heading">Arguments</text:p>
      <text:p text:style-name="P152"><text:span text:style-name="T7">table_name</text:span> = the name of the table. The database and schema are in the connection information, so you don’t need to fully qualify it.</text:p>
      <text:p text:style-name="Heading">Output</text:p>
      <text:p text:style-name="P152">A stem with the following structure</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121">Key</text:p>
          </table:table-cell>
          <table:table-cell table:style-name="Table4.A1" office:value-type="string">
            <text:p text:style-name="P123">Type</text:p>
          </table:table-cell>
          <table:table-cell table:style-name="Table4.C1" office:value-type="string">
            <text:p text:style-name="P123">Description</text:p>
          </table:table-cell>
        </table:table-row>
        <table:table-row>
          <table:table-cell table:style-name="Table4.A2" office:value-type="string">
            <text:p text:style-name="P131">auto_commit</text:p>
          </table:table-cell>
          <table:table-cell table:style-name="Table4.A2" office:value-type="string">
            <text:p text:style-name="P130">boolean</text:p>
          </table:table-cell>
          <table:table-cell table:style-name="Table4.C2" office:value-type="string">
            <text:p text:style-name="P134">True if auto commit for this table is enabled, false otherwise.</text:p>
          </table:table-cell>
        </table:table-row>
        <table:table-row>
          <table:table-cell table:style-name="Table4.A2" office:value-type="string">
            <text:p text:style-name="P131">catalog</text:p>
          </table:table-cell>
          <table:table-cell table:style-name="Table4.A2" office:value-type="string">
            <text:p text:style-name="P130">string</text:p>
          </table:table-cell>
          <table:table-cell table:style-name="Table4.C2" office:value-type="string">
            <text:p text:style-name="P134">The catalog for this table (<text:span text:style-name="T76">optional</text:span>)</text:p>
          </table:table-cell>
        </table:table-row>
        <table:table-row>
          <table:table-cell table:style-name="Table4.A2" office:value-type="string">
            <text:p text:style-name="P131">columns</text:p>
          </table:table-cell>
          <table:table-cell table:style-name="Table4.A2" office:value-type="string">
            <text:p text:style-name="P130">stem</text:p>
          </table:table-cell>
          <table:table-cell table:style-name="Table4.C2" office:value-type="string">
            <text:p text:style-name="P134">A stem of whose keys are the column names and the values are the sql types</text:p>
          </table:table-cell>
        </table:table-row>
        <table:table-row>
          <table:table-cell table:style-name="Table4.A2" office:value-type="string">
            <text:p text:style-name="P132">db</text:p>
          </table:table-cell>
          <table:table-cell table:style-name="Table4.A2" office:value-type="string">
            <text:p text:style-name="P132">stem</text:p>
          </table:table-cell>
          <table:table-cell table:style-name="Table4.C2" office:value-type="string">
            <text:p text:style-name="P135">Information about the database itself. See note below</text:p>
          </table:table-cell>
        </table:table-row>
        <table:table-row>
          <table:table-cell table:style-name="Table4.A2" office:value-type="string">
            <text:p text:style-name="P131">primary_key</text:p>
          </table:table-cell>
          <table:table-cell table:style-name="Table4.A2" office:value-type="string">
            <text:p text:style-name="P130">List</text:p>
          </table:table-cell>
          <table:table-cell table:style-name="Table4.C2" office:value-type="string">
            <text:p text:style-name="P134">A list of column names that comprise the key.</text:p>
          </table:table-cell>
        </table:table-row>
        <table:table-row>
          <table:table-cell table:style-name="Table4.A2" office:value-type="string">
            <text:p text:style-name="P131">schema</text:p>
          </table:table-cell>
          <table:table-cell table:style-name="Table4.A2" office:value-type="string">
            <text:p text:style-name="P130">string</text:p>
          </table:table-cell>
          <table:table-cell table:style-name="Table4.C2" office:value-type="string">
            <text:p text:style-name="P134">The schema for this database (optional) </text:p>
          </table:table-cell>
        </table:table-row>
        <table:table-row>
          <table:table-cell table:style-name="Table4.A2" office:value-type="string">
            <text:p text:style-name="P131">table_name</text:p>
          </table:table-cell>
          <table:table-cell table:style-name="Table4.A2" office:value-type="string">
            <text:p text:style-name="P130">string</text:p>
          </table:table-cell>
          <table:table-cell table:style-name="Table4.C2" office:value-type="string">
            <text:p text:style-name="P134">The same as the argument. It identifies this table.</text:p>
          </table:table-cell>
        </table:table-row>
      </table:table>
      <text:p text:style-name="P152"/>
      <text:p text:style-name="Text_20_body"><text:span text:style-name="T80">The </text:span><text:span text:style-name="T63">db </text:span><text:span text:style-name="T80">stem contains the following information and lets you customize your code to the specific vendor and version you need, since that is a fact of life with databases.</text:span></text:p>
      <table:table table:name="Table5" table:style-name="Table5">
        <table:table-column table:style-name="Table5.A"/>
        <table:table-column table:style-name="Table5.B"/>
        <table:table-column table:style-name="Table5.C"/>
        <table:table-row>
          <table:table-cell table:style-name="Table5.A1" office:value-type="string">
            <text:p text:style-name="P122">Key</text:p>
          </table:table-cell>
          <table:table-cell table:style-name="Table5.A1" office:value-type="string">
            <text:p text:style-name="P124">Type</text:p>
          </table:table-cell>
          <table:table-cell table:style-name="Table5.C1" office:value-type="string">
            <text:p text:style-name="P124">Description</text:p>
          </table:table-cell>
        </table:table-row>
        <table:table-row>
          <table:table-cell table:style-name="Table5.A2" office:value-type="string">
            <text:p text:style-name="P132">major_release</text:p>
          </table:table-cell>
          <table:table-cell table:style-name="Table5.A2" office:value-type="string">
            <text:p text:style-name="P132">integer</text:p>
          </table:table-cell>
          <table:table-cell table:style-name="Table5.C2" office:value-type="string">
            <text:p text:style-name="P135">The major release number as an integer</text:p>
          </table:table-cell>
        </table:table-row>
        <table:table-row>
          <table:table-cell table:style-name="Table5.A2" office:value-type="string">
            <text:p text:style-name="P132">minor_release</text:p>
          </table:table-cell>
          <table:table-cell table:style-name="Table5.A2" office:value-type="string">
            <text:p text:style-name="P132">integer</text:p>
          </table:table-cell>
          <table:table-cell table:style-name="Table5.C2" office:value-type="string">
            <text:p text:style-name="P135">The minor release number as an integer</text:p>
          </table:table-cell>
        </table:table-row>
        <table:table-row>
          <table:table-cell table:style-name="Table5.A2" office:value-type="string">
            <text:p text:style-name="P132">vendor</text:p>
          </table:table-cell>
          <table:table-cell table:style-name="Table5.A2" office:value-type="string">
            <text:p text:style-name="P132">string</text:p>
          </table:table-cell>
          <table:table-cell table:style-name="Table5.C2" office:value-type="string">
            <text:p text:style-name="Table_20_Contents"><text:span text:style-name="T80">The name of the vendor, </text:span><text:span text:style-name="T19">e.g., </text:span><text:span text:style-name="T63">mySQL, derby</text:span><text:span text:style-name="T80">, ...</text:span></text:p>
          </table:table-cell>
        </table:table-row>
        <table:table-row>
          <table:table-cell table:style-name="Table5.A2" office:value-type="string">
            <text:p text:style-name="P132">version</text:p>
          </table:table-cell>
          <table:table-cell table:style-name="Table5.A2" office:value-type="string">
            <text:p text:style-name="P132">string</text:p>
          </table:table-cell>
          <table:table-cell table:style-name="Table5.C2" office:value-type="string">
            <text:p text:style-name="Table_20_Contents"><text:span text:style-name="T80">The platform version, </text:span><text:span text:style-name="T19">e.g., <text:s/></text:span><text:span text:style-name="T63">8.0.44-0ubuntu0.24.04.1</text:span>. <text:span text:style-name="T80">This includes the major an minor release values in the string typically, though parsing it may be nearly impossible, hence the values are directly included in this stem.</text:span></text:p>
          </table:table-cell>
        </table:table-row>
      </table:table>
      <text:p text:style-name="P115"/>
      <text:p text:style-name="P152"/>
      <text:p text:style-name="P79">print(get_table_metadata(‘my_table’))</text:p>
      <text:p text:style-name="Preformatted_20_Text"><text:s text:c="3"/>auto_commit : true</text:p>
      <text:p text:style-name="Preformatted_20_Text"><text:s text:c="7"/>catalog : qdl_test</text:p>
      <text:p text:style-name="P78"><text:s text:c="7"/>columns : {<text:span text:style-name="T76">spreadsheet</text:span>:-4, <text:span text:style-name="T76">is_copy</text:span>:-7, <text:span text:style-name="T76">create_</text:span>date:91, <text:span text:style-name="T76">description:-1,</text:span> </text:p>
      <text:p text:style-name="P78"><text:s text:c="18"/><text:span text:style-name="T76">authors : -1, comment</text:span>:-1, <text:span text:style-name="T76">last_modified</text:span>:92, <text:span text:style-name="T76">id</text:span>:12}</text:p>
      <text:p text:style-name="Preformatted_20_Text"><text:s text:c="3"/>primary_key : [<text:span text:style-name="T76">id</text:span>]</text:p>
      <text:p text:style-name="P80"><text:s text:c="4"/>table_name : <text:span text:style-name="T76">my_table</text:span></text:p>
      <text:p text:style-name="Text_20_body"/>
      <text:p text:style-name="Text_20_body">Notes. <text:span text:style-name="T123">There are several vendor oddities with metadata. Generally MySQL and MariaDB are well behaved. But</text:span></text:p>
      <text:p text:style-name="P178">PostgreSQL – the catalog is always returned as public (since version 7) to solve a backwards compatibility issue. QDL will not return that (unless it ever changes)</text:p>
      <text:p text:style-name="P178">Derby – The metadata will not reliable return the primary key for the database. You may have to supply this. Also, the default schema for every embedded database is the user’s name, so if you are issuiong SQL statements that do not, say, fully qualify the tablename, you may get an error claiming the table does not exist in a strange schema.</text:p>
      <text:p text:style-name="Heading"><text:soft-page-break/>Examples</text:p>
      <text:h text:style-name="P66" text:outline-level="2"><text:span text:style-name="T77">qdl_</text:span><text:span text:style-name="T123">create</text:span></text:h>
      <text:p text:style-name="Heading">Description</text:p>
      <text:p text:style-name="P178">Create a new entry in the database from either a stem or list/stem of them (each entry then is a new entry in the database). </text:p>
      <text:p text:style-name="Heading">Usage</text:p>
      <text:p text:style-name="Preformatted_20_Text">qdl_create(table_name | md. {,arg.}{,qt.})</text:p>
      <text:p text:style-name="Heading">Arguments</text:p>
      <text:p text:style-name="P181"><text:span text:style-name="T68">table_name</text:span><text:span text:style-name="T124"> = a string that is the table name. </text:span></text:p>
      <text:p text:style-name="P181"><text:span text:style-name="T68">md.</text:span><text:span text:style-name="T124"> = table metadata. This is the output from the </text:span><text:span text:style-name="T69">get_table_metadata</text:span><text:span text:style-name="T124"> call. (Derby users may have to set the primary key). </text:span><text:span text:style-name="T125">General;ly you only need the table name and the system will do the lookup. Pass this in if you have to tweak the metadata somehow. (Some vendors do strange things with the metadata.)</text:span></text:p>
      <text:p text:style-name="P181"><text:span text:style-name="T68">arg.</text:span><text:span text:style-name="T124"> = </text:span><text:span text:style-name="T125">A stem or list of stems. If a stem, then that is assumed to be a complete entry in the database. If a list, then each entry is a stem that corresponds to a single entry in the database.</text:span></text:p>
      <text:p text:style-name="P180"><text:span text:style-name="T68">qt.</text:span><text:span text:style-name="T125"> = A stem of (column_name, qdl_type) pairs. If the database requires forcing column case, then it may have the flag </text:span><text:span text:style-name="T68">force_column_case</text:span><text:span text:style-name="T125"> set to true.</text:span></text:p>
      <text:p text:style-name="Heading">Output</text:p>
      <text:p text:style-name="Text_20_body"><text:span text:style-name="T125">If the </text:span><text:span text:style-name="T68">arg. i</text:span><text:span text:style-name="T125">s a stem, the output is a scalar showing the number of rows affected or other status. If </text:span><text:span text:style-name="T68">arg. </text:span>i<text:span text:style-name="T125">s a list, each element of the list is the output value for that stem.</text:span></text:p>
      <text:p text:style-name="Heading">Example</text:p>
      <text:p text:style-name="P180"><text:span text:style-name="T125">The assumption is that you have a stem, a., that contains </text:span><text:span text:style-name="T126">information about cars:</text:span></text:p>
      <text:p text:style-name="P102"><text:s text:c="10"/>a.'parts' := {'engine':'V-8',… };</text:p>
      <text:p text:style-name="P102"><text:s text:c="6"/>a.'car_types' := {'sedan', 'compact', …};</text:p>
      <text:p text:style-name="P102"><text:s text:c="3"/>a.'last_updated' := date_iso();</text:p>
      <text:p text:style-name="P102"><text:s text:c="13"/>a.'id' := random_string(16);</text:p>
      <text:p text:style-name="P102"><text:s/></text:p>
      <text:p text:style-name="P104"><text:s text:c="3"/>qt. ≔ {'<text:span text:style-name="T126">parts</text:span>':db#qdl_types.'json',<text:line-break/> <text:s text:c="9"/>'<text:span text:style-name="T126">car_types</text:span>':db#qdl_types.'input_form',<text:line-break/> <text:s text:c="9"/>'<text:span text:style-name="T126">last_updated</text:span>':db#qdl_types.'date',<text:line-break/> <text:s text:c="9"/>'force_column_case' : <text:span text:style-name="T126">true</text:span>};<text:line-break/></text:p>
      <text:p text:style-name="P104"><text:s text:c="3"/>db#qdl_create('qdl_test.<text:span text:style-name="T128">vehicles</text:span>',a., qt.);</text:p>
      <text:p text:style-name="P102">1</text:p>
      <text:p text:style-name="Preformatted_20_Text"/>
      <text:p text:style-name="P182"><text:soft-page-break/>This creates a new element. Note that the stem contains standard QDL types. The conversion stem, qt., specifies that the car_types is stored in a string that is input form, the stem for parts is converted to JSON, etc. The date is an iso string in QDL, but is stored in the database as a 64-bit integer. It also informs us that that the database allows for case sensitive columns which are not used, but there is no canonical way to tell what case is used when querying the metadata, so it is all normalized. (Remember that the insert statement is created from the stem and introspection on the SQL column types for you, so column case might be important.) This means that you can ignore column case and just use whatever you want. </text:p>
      <text:p text:style-name="P182">The result shows a single record was added successfully, as expected.</text:p>
      <text:h text:style-name="P57" text:outline-level="2">qdl_to_sql</text:h>
      <text:p text:style-name="Heading">Description</text:p>
      <text:p text:style-name="P153">Convert QDL values to SQL. <text:s/>This is useful if you are creating, say, a batch statement that is complex and need to do the conversions manually.</text:p>
      <text:p text:style-name="Heading">Usage</text:p>
      <text:p text:style-name="P81">qdl_to_sql(value, qdl_type, <text:span text:style-name="T79">sql_type</text:span>)</text:p>
      <text:p text:style-name="Heading">Arguments</text:p>
      <text:p text:style-name="P153">value – the value to convert</text:p>
      <text:p text:style-name="P153">qdl_type <text:span text:style-name="T79">=</text:span> the constant that determines how the conversion is done.</text:p>
      <text:p text:style-name="P154">sql_type – the target SQL type</text:p>
      <text:p text:style-name="Heading">Output</text:p>
      <text:p text:style-name="P153">The new (scalar) value that SQL can understand.</text:p>
      <text:p text:style-name="Heading">Example</text:p>
      <text:p text:style-name="P82"><text:span text:style-name="T78"><text:s text:c="2"/></text:span>db#sql_to_qdl(date_iso(), <text:span text:style-name="T77">db#qdl_types.’date’, </text:span><text:span text:style-name="T79">db#qdl_types’BIGINT’</text:span>)</text:p>
      <text:p text:style-name="P82">1769629736226</text:p>
      <text:p text:style-name="Standard"/>
      <text:p text:style-name="P114">In this case, an ISO date string is converted to an integer.</text:p>
      <text:h text:style-name="P68" text:outline-level="2">qdl_update</text:h>
      <text:p text:style-name="Heading">Description</text:p>
      <text:p text:style-name="P187">Update an existing entry or entries in the database, using a stem or resp. list of stems.</text:p>
      <text:p text:style-name="P105">qdl_<text:span text:style-name="T127">update</text:span>(table_name | md. {,arg.}{,qt.})</text:p>
      <text:p text:style-name="P53"><text:soft-page-break/>Arguments</text:p>
      <text:p text:style-name="P186"><text:span text:style-name="T68">table_name</text:span><text:span text:style-name="T124"> = a string that is the table name. </text:span></text:p>
      <text:p text:style-name="P186"><text:span text:style-name="T68">md.</text:span><text:span text:style-name="T124"> = table metadata. This is the output from the </text:span><text:span text:style-name="T69">get_table_metadata</text:span><text:span text:style-name="T124"> call. (Derby users may have to set the primary key). </text:span><text:span text:style-name="T125">General;ly you only need the table name and the system will do the lookup. Pass this in if you have to tweak the metadata somehow. (Some vendors do strange things with the metadata.)</text:span></text:p>
      <text:p text:style-name="P186"><text:span text:style-name="T68">arg.</text:span><text:span text:style-name="T124"> = </text:span><text:span text:style-name="T125">A stem or list of stems. If a stem, then that is assumed to be a complete entry in the database. If a list, then each entry is a stem that corresponds to a single entry in the database. </text:span><text:span text:style-name="T127">Note that the primary key (may be compound) must be present. However, you do not need to update every field.</text:span></text:p>
      <text:p text:style-name="P186"><text:span text:style-name="T68">qt.</text:span><text:span text:style-name="T125"> = A stem of (column_name, qdl_type) pairs. If the database requires forcing column case, then it may have the flag </text:span><text:span text:style-name="T68">force_column_case</text:span><text:span text:style-name="T125"> set to true.</text:span></text:p>
      <text:p text:style-name="Heading">Output</text:p>
      <text:p text:style-name="P187">If a stem, then the number of rows affected. If a list, a list with the row count per entry.</text:p>
      <text:p text:style-name="Heading">Example</text:p>
      <text:p text:style-name="P103"><text:s text:c="10"/>a.'parts' := {'engine':'V-8',… };</text:p>
      <text:p text:style-name="P103"><text:s text:c="13"/>a.'id' := 'I13dpxYil805Tc0i';</text:p>
      <text:p text:style-name="P103"><text:s/></text:p>
      <text:p text:style-name="P106"><text:s text:c="3"/>qt. ≔ {'<text:span text:style-name="T126">parts</text:span>':db#qdl_types.'json',<text:line-break/> <text:s text:c="9"/>'force_column_case' : <text:span text:style-name="T126">true</text:span>};<text:line-break/></text:p>
      <text:p text:style-name="P106"><text:s text:c="3"/>db#qdl_<text:span text:style-name="T128">update</text:span>('qdl_test.<text:span text:style-name="T128">vehicles</text:span>',a., qt.);</text:p>
      <text:p text:style-name="P107">1</text:p>
      <text:p text:style-name="Text_20_body"><text:span text:style-name="T128">In this example, only a parts list is updated. The primary key for the database is </text:span><text:span text:style-name="T39">id</text:span>, <text:span text:style-name="T128">so that must be included to create the insert statement.</text:span></text:p>
      <text:h text:style-name="P67" text:outline-level="2">read</text:h>
      <text:p text:style-name="P52">Description</text:p>
      <text:p text:style-name="P183">Execute an SQL statement that returns a list of results.</text:p>
      <text:p text:style-name="P52">Usage</text:p>
      <text:p text:style-name="P104">read(stmt{, arg<text:span text:style-name="T100">{</text:span>.<text:span text:style-name="T100">}</text:span>} <text:span text:style-name="T100">{,qdl_type{.} | flatten}</text:span>)</text:p>
      <text:p text:style-name="P52">Arguments</text:p>
      <text:p text:style-name="P143"><text:span text:style-name="T7">stmt</text:span> = the SQL statement</text:p>
      <text:p text:style-name="P143"><text:span text:style-name="T7">args</text:span><text:span text:style-name="T10">{</text:span><text:span text:style-name="T7">.</text:span><text:span text:style-name="T10">}</text:span> = (optional) the <text:span text:style-name="T49">list of</text:span> parameters if the stmt is prepared. <text:span text:style-name="T49">This may be a scalar if there is exactly one parameter.</text:span></text:p>
      <text:p text:style-name="P185"><text:soft-page-break/><text:span text:style-name="T10">qdl_type{.}</text:span> = (optional) <text:span text:style-name="T100">a (possibly sparse) list of qdl types to convert the SQL to.</text:span></text:p>
      <text:p text:style-name="P185"><text:span text:style-name="T11">f</text:span><text:span text:style-name="T10">latten</text:span> <text:span text:style-name="T100">= (optional) A flag to unwrap </text:span><text:span text:style-name="T101">singleton results, so reduce </text:span><text:span text:style-name="T100">one dimension of the resulting 2xn list. It may also be included in the </text:span><text:span text:style-name="T66">qdl_type.</text:span><text:span text:style-name="T100"> argument.</text:span></text:p>
      <text:p text:style-name="P52">Output</text:p>
      <text:p text:style-name="P184">A list of <text:span text:style-name="T101">lists or stems</text:span>. <text:span text:style-name="T101">Each entry corresponds to a select query run with parameters. </text:span>Th<text:span text:style-name="T101">e</text:span> list<text:span text:style-name="T101">s</text:span> may be empty if there are no results. <text:span text:style-name="T101"><text:s/></text:span></text:p>
      <text:p text:style-name="P52">Example</text:p>
      <text:p text:style-name="P104"><text:s text:c="3"/><text:span text:style-name="T49">id := 'client_id:/3467653';</text:span></text:p>
      <text:p text:style-name="P104"><text:s text:c="3"/>db#read('select * from ' + cfg.schema + '.clients where client_id=?',id); </text:p>
      <text:p text:style-name="P87">[</text:p>
      <text:p text:style-name="P87"><text:s text:c="3"/><text:span text:style-name="T101">[</text:span>{client_id : 'client_id:/3467653',</text:p>
      <text:p text:style-name="P87"><text:s text:c="3"/>… // lots more!</text:p>
      <text:p text:style-name="P87"><text:s text:c="3"/><text:span text:style-name="T101">]</text:span></text:p>
      <text:p text:style-name="P87">]</text:p>
      <text:p text:style-name="P120"/>
      <text:p text:style-name="P119">In this case, the query returns a single result. If you want to unwrap the singleton, then add the flag:</text:p>
      <text:p text:style-name="P104"><text:s text:c="3"/><text:span text:style-name="T49">id := 'client_id:/3467653';</text:span></text:p>
      <text:p text:style-name="P104"><text:s text:c="3"/>db#read('select * from ' + cfg.schema + '.clients where client_id=?',id, <text:span text:style-name="T101">true</text:span>); </text:p>
      <text:p text:style-name="P87">[</text:p>
      <text:p text:style-name="P87"><text:s text:c="3"/>{client_id : 'client_id:/3467653',</text:p>
      <text:p text:style-name="P87"><text:s text:c="3"/>… // lots more! <text:s/></text:p>
      <text:p text:style-name="P87">]</text:p>
      <text:p text:style-name="P119"/>
      <text:p text:style-name="P119">Note that you may supply a stem and each result will be populated with those keys. Here is a full example, with a QDL type that specifies an SQL big integer (64 bit) in the database should be converted to an ISO 8601 date.</text:p>
      <text:p text:style-name="P120"/>
      <text:h text:style-name="P58" text:outline-level="2">sql_to_qdl</text:h>
      <text:p text:style-name="Heading">Description</text:p>
      <text:p text:style-name="P154">Convert an SQL data type to a QDL type. This permits turning, <text:span text:style-name="T15">e.g.</text:span><text:span text:style-name="T24"> JSON stored in a string into a stem.</text:span></text:p>
      <text:p text:style-name="Heading">Usage</text:p>
      <text:p text:style-name="Preformatted_20_Text">sql_to_qdl(value{.}, qdl_type{.})</text:p>
      <text:p text:style-name="Heading">Arguments</text:p>
      <text:p text:style-name="P155">value – a scalar or stem of base values returned from an SQL database</text:p>
      <text:p text:style-name="P155">qdl_type – the target type to convert to </text:p>
      <text:p text:style-name="Heading"><text:span text:style-name="T79">O</text:span>utput</text:p>
      <text:p text:style-name="P155">The converted QDL values.</text:p>
      <text:p text:style-name="Heading"><text:soft-page-break/>Example</text:p>
      <text:h text:style-name="Heading_20_2" text:outline-level="2">update</text:h>
      <text:p text:style-name="Heading">Description</text:p>
      <text:p text:style-name="P36">Update a selection of rows <text:span text:style-name="T127">using a prepared statement</text:span>. Note that this does not return a result set, so issuing this with a SELECT clause or some such will fail. <text:s/><text:span text:style-name="T127">You must construct the statement, unlike </text:span><text:span text:style-name="T70">qdl_update</text:span><text:span text:style-name="T127"> which takes a stem and creates it for you.</text:span></text:p>
      <text:p text:style-name="Heading">Usage</text:p>
      <text:p text:style-name="Preformatted_20_Text"><text:span text:style-name="T5">upd</text:span><text:span text:style-name="T4">ate(stmt{,args</text:span><text:span text:style-name="T6">{</text:span><text:span text:style-name="T4">.</text:span><text:span text:style-name="T6">}</text:span><text:span text:style-name="T4">} </text:span><text:span text:style-name="T6">{,qt{.}}</text:span><text:span text:style-name="T4">)</text:span></text:p>
      <text:p text:style-name="Heading">Arguments</text:p>
      <text:p text:style-name="P46"><text:span text:style-name="T7">stmt</text:span> = the SQL statement</text:p>
      <text:p text:style-name="P46"><text:span text:style-name="T7">args</text:span><text:span text:style-name="T12">{</text:span><text:span text:style-name="T7">.</text:span><text:span text:style-name="T12">}</text:span> = (optional) the <text:span text:style-name="T49">list of</text:span> parameters if the <text:span text:style-name="T7">stmt</text:span> is prepared. <text:span text:style-name="T49">This may be a scalar if there is exactly one parameter.</text:span></text:p>
      <text:p text:style-name="P186"><text:span text:style-name="T68">qt.</text:span><text:span text:style-name="T125"> = </text:span><text:span text:style-name="T127">(optional) </text:span><text:span text:style-name="T125">A stem of (column_name, qdl_type) pairs. If the database requires forcing column case, then it may have the flag </text:span><text:span text:style-name="T68">force_column_case</text:span><text:span text:style-name="T125"> set to true. </text:span><text:span text:style-name="T127">If there is a single parameter, this may be a scalar.</text:span></text:p>
      <text:p text:style-name="Heading">Output</text:p>
      <text:p text:style-name="P36">An integer reflecting the number of rows affected.</text:p>
      <text:p text:style-name="Heading">Example</text:p>
      <text:p text:style-name="P36">This updates a single column <text:span text:style-name="T50">to the value {}</text:span>, </text:p>
      <text:p text:style-name="P37"><text:s text:c="3"/>db#update('update ' + cfg.schema + </text:p>
      <text:p text:style-name="P38"><text:s text:c="13"/>'.clients set cfg=? where INSTR(cfg, \'{"isSaved\') &gt;0', </text:p>
      <text:p text:style-name="P38"><text:s text:c="13"/>'{}');</text:p>
      <text:p text:style-name="P34">93</text:p>
      <text:p text:style-name="P35"/>
      <text:p text:style-name="P116">This states that 93 rows in the database were updated. <text:span text:style-name="T51">Note that since there was a single parameter, the last argument is just a scalar.</text:span></text:p>
      <text:p text:style-name="P116"/>
      <text:h text:style-name="Heading_20_1" text:outline-level="1">Appendix: <text:span text:style-name="T114">A complete test database example</text:span></text:h>
      <text:p text:style-name="P169">In this appendix I’ll give the setup for a test database and the QDL script to populate it with test data, then query and update it. <text:s/>This is done in MySQL so if you want to use another database, <text:s/>you may need to change something. </text:p>
      <text:h text:style-name="P61" text:outline-level="2"><text:soft-page-break/>SQL creation commands</text:h>
      <text:p text:style-name="P169">In this case, a database with schema named qdl_test has been created and a user named qdl_tester exists. To create the test table (used in some examples in this blurb)</text:p>
      <text:p text:style-name="P108" loext:marker-style-name="T58"><text:span text:style-name="T115">CREATE TABLE </text:span><text:span text:style-name="T58">qdl_test.doc_test<text:line-break/>(<text:line-break/> <text:s text:c="3"/>id <text:s text:c="11"/></text:span><text:span text:style-name="T115">VARCHAR</text:span><text:span text:style-name="T58">(</text:span><text:span text:style-name="T86">128</text:span><text:span text:style-name="T58">) </text:span><text:span text:style-name="T115">PRIMARY KEY</text:span><text:span text:style-name="T58">,<text:line-break/> <text:s text:c="3"/>last_name <text:s text:c="4"/></text:span><text:span text:style-name="T115">VARCHAR</text:span><text:span text:style-name="T58">(</text:span><text:span text:style-name="T86">250</text:span><text:span text:style-name="T58">),<text:line-break/> <text:s text:c="3"/>first_name <text:s text:c="3"/></text:span><text:span text:style-name="T115">VARCHAR</text:span><text:span text:style-name="T58">(</text:span><text:span text:style-name="T86">250</text:span><text:span text:style-name="T58">),<text:line-break/> <text:s text:c="3"/></text:span><text:span text:style-name="T115">state <text:s text:c="8"/></text:span><text:span text:style-name="T58">TEXT,<text:line-break/> <text:s text:c="3"/>create_date <text:s text:c="2"/>BIGINT<text:line-break/>);<text:line-break/><text:line-break/></text:span><text:span text:style-name="T115">GRANT All PRIVILEGES ON </text:span><text:span text:style-name="T58">qdl_test.doc_test </text:span><text:span text:style-name="T115">TO </text:span><text:span text:style-name="T83">'qdl_tester'</text:span><text:span text:style-name="T58">@</text:span><text:span text:style-name="T83">'localhost'</text:span><text:span text:style-name="T58">;</text:span></text:p>
      <text:h text:style-name="Heading_20_2" text:outline-level="2"><text:s/><text:span text:style-name="T114">Populating the table with random data</text:span></text:h>
      <text:h text:style-name="P72" text:outline-level="3">Creating data</text:h>
      <text:p text:style-name="P169">This takes a number, count, and created random entries. These are stored in the variable arg., which should be passed in to the database.</text:p>
      <text:p text:style-name="Preformatted_20_Text"><text:span text:style-name="T116">c</text:span>ount ≔ 10; // <text:span text:style-name="T114">total number of entries.</text:span></text:p>
      <text:p text:style-name="Preformatted_20_Text"><text:s text:c="3"/>r. ≔ random_string(6, count); // random strings</text:p>
      <text:p text:style-name="Preformatted_20_Text"><text:s text:c="2"/>now ≔ date_ms();</text:p>
      <text:p text:style-name="Preformatted_20_Text"><text:s text:c="4"/>i ≔ 0; // counter;</text:p>
      <text:p text:style-name="Preformatted_20_Text"><text:s/>arg. ≔ [;count]; // output, allocate space</text:p>
      <text:p text:style-name="Preformatted_20_Text"><text:s/></text:p>
      <text:p text:style-name="Preformatted_20_Text"><text:bookmark-start text:name="__DdeLink__613574_3009046768"/>while[r ∈ r.]</text:p>
      <text:p text:style-name="Preformatted_20_Text"><text:s text:c="3"/>do[</text:p>
      <text:p text:style-name="P96"><text:s text:c="8"/>date ≔ now - mod(abs(random()<text:span text:style-name="T119">)</text:span>, <text:bookmark-start text:name="__DdeLink__613569_3009046768"/>30*24*3600*1000<text:bookmark-end text:name="__DdeLink__613569_3009046768"/>); //random date last month</text:p>
      <text:p text:style-name="Preformatted_20_Text"><text:s text:c="10"/>j. ≔ {'a':'a-', 'b' : {'c':'c-'}} + r; // random JSON</text:p>
      <text:p text:style-name="Preformatted_20_Text"><text:s text:c="7"/>arg.i ≔ ['id-' + r,</text:p>
      <text:p text:style-name="Preformatted_20_Text"><text:s text:c="16"/>'last-'+r, </text:p>
      <text:p text:style-name="Preformatted_20_Text"><text:s text:c="16"/>'first-'+r, <text:s text:c="11"/></text:p>
      <text:p text:style-name="Preformatted_20_Text"><text:s text:c="16"/>to_json(j.),</text:p>
      <text:p text:style-name="Preformatted_20_Text"><text:s text:c="16"/>date</text:p>
      <text:p text:style-name="Preformatted_20_Text"><text:s text:c="14"/>];</text:p>
      <text:p text:style-name="Preformatted_20_Text"><text:s text:c="4"/>i++; <text:s text:c="11"/></text:p>
      <text:p text:style-name="Preformatted_20_Text">]; // end do<text:bookmark-end text:name="__DdeLink__613574_3009046768"/></text:p>
      <text:p text:style-name="P170">This creates completely random data and in particular, the date is some random time within the last 30 days. This lets us have somewhat interesting queries.</text:p>
      <text:p text:style-name="P172"><text:span text:style-name="T105">Random values are in the range </text:span><text:span text:style-name="T106">-9,223,372,036,854,775,808 </text:span><text:span text:style-name="T107">to </text:span><text:span text:style-name="T106">9,223,372,036,854,775,80</text:span><text:span text:style-name="T107">7, hence we make sure it’s non-negative with the </text:span><text:span text:style-name="T108">abs</text:span><text:span text:style-name="T110"> </text:span><text:span text:style-name="T107">function, then reduce them to the proper range between 0 and 2592000000 with the</text:span><text:span text:style-name="T108"> mod</text:span><text:span text:style-name="T109"> function. </text:span></text:p>
      <text:h text:style-name="Heading_20_3" text:outline-level="3">Creating database entries</text:h>
      <text:p text:style-name="P169">In this case, cfg. (the database connection configuration) is created from a file. Such a configuration is just a stem that looks like</text:p>
      <text:p text:style-name="P169"/>
      <text:p text:style-name="Preformatted_20_Text"><text:soft-page-break/>{'database':'qdl_test', </text:p>
      <text:p text:style-name="Preformatted_20_Text"><text:s/>'host':'localhost', </text:p>
      <text:p text:style-name="Preformatted_20_Text"><text:s/>'password':'<text:span text:style-name="T114">XXXXXXX</text:span>', </text:p>
      <text:p text:style-name="Preformatted_20_Text"><text:s/>'port':3306, </text:p>
      <text:p text:style-name="Preformatted_20_Text"><text:s/>'schema':'qdl_test', </text:p>
      <text:p text:style-name="Preformatted_20_Text"><text:s/>'type':'mysql', </text:p>
      <text:p text:style-name="Preformatted_20_Text"><text:s/>'useSSL':false, </text:p>
      <text:p text:style-name="Preformatted_20_Text"><text:s/>'username':'qdl_tester'</text:p>
      <text:p text:style-name="Preformatted_20_Text">}</text:p>
      <text:p text:style-name="P169">(Tweak the entries for your specific database.)</text:p>
      <text:p text:style-name="P169">Now, load the database module, and connect</text:p>
      <text:p text:style-name="Preformatted_20_Text"><text:bookmark-start text:name="__DdeLink__613535_3009046768"/><text:s text:c="3"/>db := j_load('db');</text:p>
      <text:p text:style-name="Preformatted_20_Text"><text:s text:c="3"/>cfg. := interpret(file_read('/home/ncsa/dev/csd/config/mysql-connector.qdl'));</text:p>
      <text:p text:style-name="Preformatted_20_Text"><text:s text:c="3"/>db#connect(cfg.);<text:bookmark-end text:name="__DdeLink__613535_3009046768"/></text:p>
      <text:p text:style-name="P169">Next, we create the actual insert statement. Since this may be a large operation, we use the batch mode.</text:p>
      <text:p text:style-name="P93"><text:bookmark-start text:name="__DdeLink__613537_3009046768"/><text:s text:c="3"/>stmt := 'insert into qdl_test.doc_test (id, last_name,first_name, state,'<text:span text:style-name="T114">+</text:span> <text:s text:c="8"/></text:p>
      <text:p text:style-name="P93"><text:s text:c="11"/>'create_date) values (?,?,?,?, ?)';</text:p>
      <text:p text:style-name="Preformatted_20_Text"/>
      <text:p text:style-name="Preformatted_20_Text"><text:s text:c="3"/>db#batch_execute(stmt, arg.); // should return list of 1's, <text:span text:style-name="T114">for</text:span> success</text:p>
      <text:p text:style-name="P92"><text:bookmark-end text:name="__DdeLink__613537_3009046768"/>[1,1,1,1,1,1,1,1,1,1]</text:p>
      <text:p text:style-name="P169">Note we broke up the stmt variable <text:span text:style-name="T116">over two lines so it is easier to read. Note that we sent along integers as the date which are the type in the database so, in this case, no conversions of any sort are needed.</text:span></text:p>
      <text:h text:style-name="P75" text:outline-level="3">Having QDL create the items</text:h>
      <text:p text:style-name="P174">There is a function named <text:span text:style-name="T64">qdl_create </text:span>that will take a stem (just a result stem) and, as long as the primary key is unique, create a new database entry from that. If there are multiple entries, it will batch them up. <text:s/>So we could have also written</text:p>
      <text:p text:style-name="P99"><text:s text:c="3"/>qq. := {'create_date':'2026-02-05T12:09:40.457Z', </text:p>
      <text:p text:style-name="P99"><text:s text:c="11"/>'first_name':'Robespierre', </text:p>
      <text:p text:style-name="P99"><text:s text:c="11"/>'id':'id321', </text:p>
      <text:p text:style-name="P99"><text:s text:c="11"/>'last_name':'Braithewait'};</text:p>
      <text:p text:style-name="Preformatted_20_Text"><text:s text:c="3"/>db#qdl_create('qdl_test.doc_test', qq., {'create_date':db#qdl_types.'date'})</text:p>
      <text:p text:style-name="P99">1</text:p>
      <text:p text:style-name="P175"><text:span text:style-name="T121">The above loop could be easily retooled to create a list (or even stem) of stems and would create a batch to update. This is great for very generic creation tasks. Again it uses the coloumn names as the keys. Read the specific entry in the documentation for this.</text:span><text:line-break/></text:p>
      <text:h text:style-name="P62" text:outline-level="2">Reading results.</text:h>
      <text:p text:style-name="P170">We are going to read a set of results from the database. </text:p>
      <text:h text:style-name="P73" text:outline-level="3">Getting the size of the database</text:h>
      <text:p text:style-name="Preformatted_20_Text"><text:s text:c="3"/>db#read('select count(*) from qdl_test.doc_test')<text:line-break/>{count(*):25}]</text:p>
      <text:p text:style-name="Text_20_body"/>
      <text:p text:style-name="P170"><text:soft-page-break/>This means that the operation (listed as the key) returned a value of 25, so there are 25 items in the database.</text:p>
      <text:h text:style-name="P73" text:outline-level="3">A more complex query</text:h>
      <text:p text:style-name="P170">This example is intended to show how reading a more complex set of results works.</text:p>
      <text:p text:style-name="Preformatted_20_Text"><text:bookmark-start text:name="__DdeLink__613561_3009046768"/>now ≔ date_ms();</text:p>
      <text:p text:style-name="P94">query ≔ 'select last_name, first_name, <text:span text:style-name="T117">create_</text:span>date, id from qdl_test.doc_test ' <text:span text:style-name="T116">+</text:span></text:p>
      <text:p text:style-name="P94"><text:span text:style-name="T116"><text:s text:c="8"/>'</text:span>where ?&lt;create_date AND create_date&lt;?';<text:bookmark-end text:name="__DdeLink__613561_3009046768"/></text:p>
      <text:p text:style-name="P170">Create the parameters (which replace the ?’s in order). These are for the last 24 hours, last 7 days and resp. last 30 days.</text:p>
      <text:p text:style-name="Preformatted_20_Text"><text:s text:c="3"/><text:bookmark-start text:name="__DdeLink__613563_3009046768"/>args2.'yesterday'≔ [now - 24*3600*1000, now];</text:p>
      <text:p text:style-name="Preformatted_20_Text"><text:s text:c="3"/>args2.'last_week' ≔ [now - 7*24*3600*1000, now];</text:p>
      <text:p text:style-name="Preformatted_20_Text"><text:s text:c="3"/>args2.'last_month' := [now - 30*24*3600*1000, now];<text:bookmark-end text:name="__DdeLink__613563_3009046768"/></text:p>
      <text:p text:style-name="P170">We want the dates converted to <text:span text:style-name="T117">ISO dates (since dates as milliseconds are not really readable)</text:span> </text:p>
      <text:p text:style-name="Preformatted_20_Text"><text:s text:c="3"/><text:bookmark-start text:name="__DdeLink__613565_3009046768"/>qt2.'create_date' ≔ db#qdl_types.'date'; <text:s text:c="2"/>// column name in result </text:p>
      <text:p text:style-name="Preformatted_20_Text"/>
      <text:p text:style-name="Preformatted_20_Text"><text:span text:style-name="T120"><text:s text:c="3"/>results. := </text:span>db#read(query, args2., qt2.);</text:p>
      <text:p text:style-name="P97"><text:s text:c="3"/>results.</text:p>
      <text:p text:style-name="P95"><text:bookmark-end text:name="__DdeLink__613565_3009046768"/>[yesterday: [{id:id-aJWn9, create_date:2026-02-01T08:44;17.123Z,…],</text:p>
      <text:p text:style-name="P95"><text:s/>last_week: […],</text:p>
      <text:p text:style-name="P95"><text:s/>last_month: […]</text:p>
      <text:p text:style-name="P95">]</text:p>
      <text:p text:style-name="P171">Do note that while the parameters must be in strict order, the result, being a stem, has no canonical order. Had we given <text:span text:style-name="T118">args2. </text:span>as a list instead, the order of the queries would be preserved.</text:p>
      <text:h text:style-name="P63" text:outline-level="2">Updating results. </text:h>
      <text:h text:style-name="P74" text:outline-level="3">Simplest update</text:h>
      <text:p text:style-name="P173">There are a couple of ways to update the database. The simplest is to take a result stem, tweak it, then have the system update it, using the <text:span text:style-name="T64">qdl_update</text:span> call. You don’t have to write the update statement. The way it works is that you supply the table name <text:s/>the system gets the metadata including the SQL types for the columns then constructs the insert statement and runs it.</text:p>
      <text:p text:style-name="Heading">Example. Update a single result.</text:p>
      <text:p text:style-name="P173">In this case, we will just alter the first result by resetting the name and issue the update.</text:p>
      <text:p text:style-name="P98"><text:s text:c="3"/>result<text:span text:style-name="T120">s</text:span>.'yesterday'.0.'first_name':= 'Bob';<text:line-break/> db#qdl_update('qdl_test.doc_test', </text:p>
      <text:p text:style-name="P98"><text:s text:c="16"/>result<text:span text:style-name="T120">s</text:span>.'yesterday'.0, </text:p>
      <text:p text:style-name="P98"><text:s text:c="16"/>{'create_date':db#qdl_types.'date'})</text:p>
      <text:p text:style-name="P97">1</text:p>
      <text:p text:style-name="Text_20_body"><text:line-break/><text:span text:style-name="T120">The output shows a single record was updated. </text:span><text:span text:style-name="T121">We also supply the conversion constant as the last argument (note it is in a stem, keyed by column name). </text:span></text:p>
      <text:p text:style-name="P174"><text:soft-page-break/><text:span text:style-name="T15">Note:</text:span><text:span text:style-name="T24"> you do not need to send the whole entry, but you do need to supply the primary key. If you need a more exotic update, you will have to write it. This allows you to just </text:span><text:span text:style-name="T28">send the bare minimum. Again, this updates a single record based off the primary key, so anything else you have to do, it’s a convenience. Please read the documentation for </text:span><text:span text:style-name="T71">qdl_update</text:span><text:span text:style-name="T28"> for more detail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a0acf"/>
      <style:paragraph-properties fo:margin-top="0in" fo:margin-bottom="0in" style:contextual-spacing="false" fo:background-color="#0a0acf"/>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5T14:38:26.686600667</meta:creation-date>
    <dc:date>2026-02-06T07:13:02.476874381</dc:date>
    <meta:editing-duration>P52DT9H35M48S</meta:editing-duration>
    <meta:editing-cycles>46</meta:editing-cycles>
    <meta:generator>LibreOffice/24.2.7.2$Linux_X86_64 LibreOffice_project/420$Build-2</meta:generator>
    <meta:document-statistic meta:table-count="6" meta:image-count="0" meta:object-count="0" meta:page-count="23" meta:paragraph-count="673" meta:word-count="5834" meta:character-count="36549" meta:non-whitespace-character-count="29830"/>
  </office:meta>
</office:document-meta>
</file>